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3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19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1">
      <style:table-cell-properties fo:border="thin solid #000000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24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0">
      <style:table-cell-properties style:vertical-align="middle" fo:background-color="transparent" style:cell-protect="protected"/>
      <style:text-properties fo:color="#000000"/>
    </style:style>
    <style:style style:name="ce26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30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0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/>
    </style:style>
    <style:style style:name="ce61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4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71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2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1">
      <style:table-cell-properties fo:border-top="none" fo:border-bottom="none" fo:border-left="thin solid #000000" fo:border-right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8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1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8" style:family="table-cell" style:parent-style-name="Default" style:data-style-name="N1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00" style:family="table-cell" style:parent-style-name="Default" style:data-style-name="N1">
      <style:table-cell-properties fo:border-top="none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01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02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4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5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6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7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9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0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1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2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3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7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18" style:family="table-cell" style:parent-style-name="Default" style:data-style-name="N0">
      <style:table-cell-properties fo:border="thin solid #000000"/>
    </style:style>
    <style:style style:name="ce11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1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5" style:family="table-cell" style:parent-style-name="Normal_32_2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7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9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31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Default" style:data-style-name="N1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33" style:family="table-cell" style:parent-style-name="Default" style:data-style-name="N3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Default" style:data-style-name="N1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136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7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13.4761111111111cm"/>
    </style:style>
    <style:style style:name="co3" style:family="table-column">
      <style:table-column-properties fo:break-before="auto" style:column-width="1.64041666666667cm" style:use-optimal-column-width="true"/>
    </style:style>
    <style:style style:name="co4" style:family="table-column">
      <style:table-column-properties fo:break-before="auto" style:column-width="14.44625cm"/>
    </style:style>
    <style:style style:name="co5" style:family="table-column">
      <style:table-column-properties fo:break-before="auto" style:column-width="1.78152777777778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3.2820833333333cm"/>
    </style:style>
    <style:style style:name="co8" style:family="table-column">
      <style:table-column-properties fo:break-before="auto" style:column-width="6.64986111111111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7.70819444444444cm"/>
    </style:style>
    <style:style style:name="co11" style:family="table-column">
      <style:table-column-properties fo:break-before="auto" style:column-width="5.67972222222222cm"/>
    </style:style>
    <style:style style:name="co12" style:family="table-column">
      <style:table-column-properties fo:break-before="auto" style:column-width="5.97958333333333cm" style:use-optimal-column-width="true"/>
    </style:style>
    <style:style style:name="co13" style:family="table-column">
      <style:table-column-properties fo:break-before="auto" style:column-width="6.68513888888889cm"/>
    </style:style>
    <style:style style:name="co14" style:family="table-column">
      <style:table-column-properties fo:break-before="auto" style:column-width="1.55222222222222cm" style:use-optimal-column-width="true"/>
    </style:style>
    <style:style style:name="co15" style:family="table-column">
      <style:table-column-properties fo:break-before="auto" style:column-width="1.710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50pt" style:use-optimal-row-height="true" fo:break-before="auto"/>
    </style:style>
    <style:style style:name="ro6" style:family="table-row">
      <style:table-row-properties style:row-height="37.5pt" style:use-optimal-row-height="tru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57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29pt" style:use-optimal-row-height="true" fo:break-before="auto"/>
    </style:style>
    <style:style style:name="ro11" style:family="table-row">
      <style:table-row-properties style:row-height="51pt" style:use-optimal-row-height="false" fo:break-before="auto"/>
    </style:style>
    <style:style style:name="ro12" style:family="table-row">
      <style:table-row-properties style:row-height="39pt" style:use-optimal-row-height="false" fo:break-before="auto"/>
    </style:style>
    <style:style style:name="ro13" style:family="table-row">
      <style:table-row-properties style:row-height="41.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29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43.5pt" style:use-optimal-row-height="false" fo:break-before="auto"/>
    </style:style>
    <style:style style:name="ro18" style:family="table-row">
      <style:table-row-properties style:row-height="53.25pt" style:use-optimal-row-height="false" fo:break-before="auto"/>
    </style:style>
    <style:style style:name="ro19" style:family="table-row">
      <style:table-row-properties style:row-height="43.5pt" style:use-optimal-row-height="true" fo:break-before="auto"/>
    </style:style>
    <style:style style:name="ro20" style:family="table-row">
      <style:table-row-properties style:row-height="18pt" style:use-optimal-row-height="true" fo:break-before="auto"/>
    </style:style>
    <style:style style:name="ro21" style:family="table-row">
      <style:table-row-properties style:row-height="10.5pt" style:use-optimal-row-height="false" fo:break-before="auto"/>
    </style:style>
    <style:style style:name="ro22" style:family="table-row">
      <style:table-row-properties style:row-height="25pt" style:use-optimal-row-height="true" fo:break-before="auto"/>
    </style:style>
    <style:style style:name="ro23" style:family="table-row">
      <style:table-row-properties style:row-height="62.5pt" style:use-optimal-row-height="tru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ACIONAL_REGUL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6378" table:default-cell-style-name="ce1"/>
        <table:table-row table:style-name="ro1">
          <table:table-cell office:value-type="string" table:number-columns-spanned="6" table:number-rows-spanned="2" table:style-name="ce59">
            <text:p>DICIONÁRIO DE VARIÁVEIS - ENCCEJA 2020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1">
            <text:p>NOME DA VARIÁVEL</text:p>
          </table:table-cell>
          <table:table-cell office:value-type="string" table:number-columns-spanned="1" table:number-rows-spanned="2" table:style-name="ce61">
            <text:p>Descrição</text:p>
          </table:table-cell>
          <table:table-cell office:value-type="string" table:number-columns-spanned="2" table:number-rows-spanned="1" table:style-name="ce62">
            <text:p>Variáveis Categóricas</text:p>
          </table:table-cell>
          <table:covered-table-cell/>
          <table:table-cell office:value-type="string" table:number-columns-spanned="1" table:number-rows-spanned="2" table:style-name="ce62">
            <text:p>Tamanho<text:s/></text:p>
          </table:table-cell>
          <table:table-cell office:value-type="string" table:number-columns-spanned="1" table:number-rows-spanned="2" table:style-name="ce62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7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6">
            <text:p>NU_INSCRICAO</text:p>
          </table:table-cell>
          <table:table-cell office:value-type="string" table:style-name="ce6">
            <text:p>Campo com máscara no número de inscrição do candidato.</text:p>
          </table:table-cell>
          <table:table-cell table:number-columns-repeated="2" table:style-name="ce8"/>
          <table:table-cell office:value-type="float" office:value="12" table:style-name="ce8">
            <text:p>1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U_ANO</text:p>
          </table:table-cell>
          <table:table-cell office:value-type="string" table:style-name="ce6">
            <text:p>Ano do Exame Encceja que está em análise.</text:p>
          </table:table-cell>
          <table:table-cell table:number-columns-repeated="2" table:style-name="ce8"/>
          <table:table-cell office:value-type="float" office:value="4" table:style-name="ce8">
            <text:p>4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27">
            <text:p>TP_CERTIFICACAO</text:p>
          </table:table-cell>
          <table:table-cell office:value-type="string" table:number-columns-spanned="1" table:number-rows-spanned="2" table:style-name="ce127">
            <text:p>Indicador do tipo de certificação pedida pelo participant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Ensino Fndamental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7">
            <text:p>Ensino Fndamenta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114">
            <text:p>TP_FAIXA_ETARIA</text:p>
          </table:table-cell>
          <table:table-cell office:value-type="string" table:number-columns-spanned="1" table:number-rows-spanned="20" table:style-name="ce128">
            <text:p>Faixa etária do participante (conforme idade em 31 de dezembro do ano de realização do exame)</text:p>
          </table:table-cell>
          <table:table-cell office:value-type="float" office:value="1" table:style-name="ce34">
            <text:p>1</text:p>
          </table:table-cell>
          <table:table-cell office:value-type="string" table:style-name="ce12">
            <text:p>Menor de 17 anos</text:p>
          </table:table-cell>
          <table:table-cell office:value-type="float" office:value="2" table:number-columns-spanned="1" table:number-rows-spanned="20" table:style-name="ce122">
            <text:p>2</text:p>
          </table:table-cell>
          <table:table-cell office:value-type="string" table:number-columns-spanned="1" table:number-rows-spanned="20" table:style-name="ce12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34">
            <text:p>2</text:p>
          </table:table-cell>
          <table:table-cell office:value-type="string" table:style-name="ce12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34">
            <text:p>3</text:p>
          </table:table-cell>
          <table:table-cell office:value-type="string" table:style-name="ce12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34">
            <text:p>4</text:p>
          </table:table-cell>
          <table:table-cell office:value-type="string" table:style-name="ce12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34">
            <text:p>5</text:p>
          </table:table-cell>
          <table:table-cell office:value-type="string" table:style-name="ce12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34">
            <text:p>6</text:p>
          </table:table-cell>
          <table:table-cell office:value-type="string" table:style-name="ce12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34">
            <text:p>7</text:p>
          </table:table-cell>
          <table:table-cell office:value-type="string" table:style-name="ce12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34">
            <text:p>8</text:p>
          </table:table-cell>
          <table:table-cell office:value-type="string" table:style-name="ce12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34">
            <text:p>9</text:p>
          </table:table-cell>
          <table:table-cell office:value-type="string" table:style-name="ce12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34">
            <text:p>10</text:p>
          </table:table-cell>
          <table:table-cell office:value-type="string" table:style-name="ce12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34">
            <text:p>11</text:p>
          </table:table-cell>
          <table:table-cell office:value-type="string" table:style-name="ce12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34">
            <text:p>12</text:p>
          </table:table-cell>
          <table:table-cell office:value-type="string" table:style-name="ce12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34">
            <text:p>13</text:p>
          </table:table-cell>
          <table:table-cell office:value-type="string" table:style-name="ce12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34">
            <text:p>14</text:p>
          </table:table-cell>
          <table:table-cell office:value-type="string" table:style-name="ce12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34">
            <text:p>15</text:p>
          </table:table-cell>
          <table:table-cell office:value-type="string" table:style-name="ce12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34">
            <text:p>16</text:p>
          </table:table-cell>
          <table:table-cell office:value-type="string" table:style-name="ce12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7" table:style-name="ce34">
            <text:p>17</text:p>
          </table:table-cell>
          <table:table-cell office:value-type="string" table:style-name="ce12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34">
            <text:p>18</text:p>
          </table:table-cell>
          <table:table-cell office:value-type="string" table:style-name="ce12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34">
            <text:p>19</text:p>
          </table:table-cell>
          <table:table-cell office:value-type="string" table:style-name="ce12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0" table:style-name="ce34">
            <text:p>20</text:p>
          </table:table-cell>
          <table:table-cell office:value-type="string" table:style-name="ce12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27">
            <text:p>TP_SEXO</text:p>
          </table:table-cell>
          <table:table-cell office:value-type="string" table:number-columns-spanned="1" table:number-rows-spanned="2" table:style-name="ce127">
            <text:p>Sexo do participante</text:p>
          </table:table-cell>
          <table:table-cell office:value-type="string" table:style-name="ce8">
            <text:p>F</text:p>
          </table:table-cell>
          <table:table-cell office:value-type="string" table:style-name="ce7">
            <text:p>Feminin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8">
            <text:p>M</text:p>
          </table:table-cell>
          <table:table-cell office:value-type="string" table:style-name="ce7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7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CO_UF_PROVA</text:p>
          </table:table-cell>
          <table:table-cell office:value-type="string" table:style-name="ce6">
            <text:p>Código da Unidade da Federação da aplicação da prova</text:p>
          </table:table-cell>
          <table:table-cell table:number-columns-repeated="2" table:style-name="ce8"/>
          <table:table-cell office:value-type="float" office:value="2" table:style-name="ce8">
            <text:p>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SG_UF_PROVA</text:p>
          </table:table-cell>
          <table:table-cell office:value-type="string" table:style-name="ce6">
            <text:p>Sigla da Unidade da Federação da aplicação da prova</text:p>
          </table:table-cell>
          <table:table-cell table:number-columns-repeated="2" table:style-name="ce8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O_ENTIDADE_CERTIFICACAO</text:p>
          </table:table-cell>
          <table:table-cell office:value-type="string" table:style-name="ce9">
            <text:p>Nome da Unidade Participante responsável pela certificação do exame.</text:p>
          </table:table-cell>
          <table:table-cell table:number-columns-repeated="2" table:style-name="ce8"/>
          <table:table-cell office:value-type="float" office:value="300" table:style-name="ce8">
            <text:p>30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7">
            <text:p>DADO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14">
            <text:p>IN_PROVA_LC</text:p>
          </table:table-cell>
          <table:table-cell office:value-type="string" table:number-columns-spanned="1" table:number-rows-spanned="2" table:style-name="ce126">
            <text:p>Indica solicitação de inscrição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14">
            <text:p>IN_PROVA_CH</text:p>
          </table:table-cell>
          <table:table-cell office:value-type="string" table:number-columns-spanned="1" table:number-rows-spanned="2" table:style-name="ce126">
            <text:p>Indica solicitação de inscrição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14">
            <text:p>IN_PROVA_MT</text:p>
          </table:table-cell>
          <table:table-cell office:value-type="string" table:number-columns-spanned="1" table:number-rows-spanned="2" table:style-name="ce126">
            <text:p>Indica solicitação de inscrição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14">
            <text:p>IN_PROVA_CN</text:p>
          </table:table-cell>
          <table:table-cell office:value-type="string" table:number-columns-spanned="1" table:number-rows-spanned="2" table:style-name="ce126">
            <text:p>Indica solicitação de inscrição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number-columns-spanned="1" table:number-rows-spanned="3" table:style-name="ce114">
            <text:p>TP_PRESENCA_LC<text:s/></text:p>
          </table:table-cell>
          <table:table-cell office:value-type="string" table:number-columns-spanned="1" table:number-rows-spanned="3" table:style-name="ce126">
            <text:p>Indica a presença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5">
            <text:p>Faltou à prova</text:p>
          </table:table-cell>
          <table:table-cell office:value-type="float" office:value="1" table:number-columns-spanned="1" table:number-rows-spanned="3" table:style-name="ce105">
            <text:p>1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4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Presente à prova</text:p>
          </table:table-cell>
          <table:covered-table-cell/>
          <table:table-cell table:style-name="ce19"/>
          <table:table-cell table:number-columns-repeated="16378"/>
        </table:table-row>
        <table:table-row table:style-name="ro4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3">
            <text:p>Eliminado na prova</text:p>
          </table:table-cell>
          <table:covered-table-cell/>
          <table:table-cell table:style-name="ce19"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14">
            <text:p>TP_PRESENCA_CH</text:p>
          </table:table-cell>
          <table:table-cell office:value-type="string" table:number-columns-spanned="1" table:number-rows-spanned="3" table:style-name="ce126">
            <text:p>Indica a presença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5">
            <text:p>Faltou à prova</text:p>
          </table:table-cell>
          <table:table-cell office:value-type="float" office:value="1" table:number-columns-spanned="1" table:number-rows-spanned="3" table:style-name="ce105">
            <text:p>1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Presente à prova</text:p>
          </table:table-cell>
          <table:covered-table-cell/>
          <table:table-cell table:style-name="ce19"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3">
            <text:p>Eliminado na prova</text:p>
          </table:table-cell>
          <table:covered-table-cell/>
          <table:table-cell table:style-name="ce19"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14">
            <text:p>TP_PRESENCA_MT</text:p>
          </table:table-cell>
          <table:table-cell office:value-type="string" table:number-columns-spanned="1" table:number-rows-spanned="3" table:style-name="ce126">
            <text:p>Indica a presença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5">
            <text:p>Faltou à prova</text:p>
          </table:table-cell>
          <table:table-cell office:value-type="float" office:value="1" table:number-columns-spanned="1" table:number-rows-spanned="3" table:style-name="ce105">
            <text:p>1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Presente à prova</text:p>
          </table:table-cell>
          <table:covered-table-cell/>
          <table:table-cell table:style-name="ce19"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3">
            <text:p>Eliminado na prova</text:p>
          </table:table-cell>
          <table:covered-table-cell/>
          <table:table-cell table:style-name="ce19"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14">
            <text:p>TP_PRESENCA_CN</text:p>
          </table:table-cell>
          <table:table-cell office:value-type="string" table:number-columns-spanned="1" table:number-rows-spanned="3" table:style-name="ce126">
            <text:p>Indica a presença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5">
            <text:p>Faltou à prova</text:p>
          </table:table-cell>
          <table:table-cell office:value-type="float" office:value="1" table:number-columns-spanned="1" table:number-rows-spanned="3" table:style-name="ce105">
            <text:p>1</text:p>
          </table:table-cell>
          <table:table-cell office:value-type="string" table:number-columns-spanned="1" table:number-rows-spanned="3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3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4">
            <text:p>CO_PROVA_LC</text:p>
          </table:table-cell>
          <table:table-cell office:value-type="string" table:number-columns-spanned="1" table:number-rows-spanned="4" table:style-name="ce126">
            <text:p>Código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202003" table:style-name="ce35">
            <text:p>202003</text:p>
          </table:table-cell>
          <table:table-cell office:value-type="string" table:style-name="ce13">
            <text:p>Cinza (Ensino Fundamental)</text:p>
          </table:table-cell>
          <table:table-cell office:value-type="float" office:value="6" table:number-columns-spanned="1" table:number-rows-spanned="4" table:style-name="ce105">
            <text:p>6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07" table:style-name="ce35">
            <text:p>202007</text:p>
          </table:table-cell>
          <table:table-cell office:value-type="string" table:style-name="ce13">
            <text:p>Cinza 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11" table:style-name="ce35">
            <text:p>202011</text:p>
          </table:table-cell>
          <table:table-cell office:value-type="string" table:style-name="ce13">
            <text:p>Branc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15" table:style-name="ce35">
            <text:p>202015</text:p>
          </table:table-cell>
          <table:table-cell office:value-type="string" table:style-name="ce13">
            <text:p>Branc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4">
            <text:p>CO_PROVA_CH</text:p>
          </table:table-cell>
          <table:table-cell office:value-type="string" table:number-columns-spanned="1" table:number-rows-spanned="4" table:style-name="ce126">
            <text:p>Código d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202004" table:style-name="ce35">
            <text:p>202004</text:p>
          </table:table-cell>
          <table:table-cell office:value-type="string" table:style-name="ce13">
            <text:p>Azul (Ensino Fundamental)</text:p>
          </table:table-cell>
          <table:table-cell office:value-type="float" office:value="6" table:number-columns-spanned="1" table:number-rows-spanned="4" table:style-name="ce105">
            <text:p>6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08" table:style-name="ce35">
            <text:p>202008</text:p>
          </table:table-cell>
          <table:table-cell office:value-type="string" table:style-name="ce13">
            <text:p>Azul <text:s/>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12" table:style-name="ce35">
            <text:p>202012</text:p>
          </table:table-cell>
          <table:table-cell office:value-type="string" table:style-name="ce13">
            <text:p>Azul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16" table:style-name="ce35">
            <text:p>202016</text:p>
          </table:table-cell>
          <table:table-cell office:value-type="string" table:style-name="ce13">
            <text:p>Azul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4">
            <text:p>CO_PROVA_MT</text:p>
          </table:table-cell>
          <table:table-cell office:value-type="string" table:number-columns-spanned="1" table:number-rows-spanned="4" table:style-name="ce126">
            <text:p>Código d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202002" table:style-name="ce35">
            <text:p>202002</text:p>
          </table:table-cell>
          <table:table-cell office:value-type="string" table:style-name="ce13">
            <text:p>Amarela (Ensino Fundamental)</text:p>
          </table:table-cell>
          <table:table-cell office:value-type="float" office:value="6" table:number-columns-spanned="1" table:number-rows-spanned="4" table:style-name="ce105">
            <text:p>6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06" table:style-name="ce35">
            <text:p>202006</text:p>
          </table:table-cell>
          <table:table-cell office:value-type="string" table:style-name="ce13">
            <text:p>Amarela - Ledor <text:s/>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10" table:style-name="ce35">
            <text:p>202010</text:p>
          </table:table-cell>
          <table:table-cell office:value-type="string" table:style-name="ce13">
            <text:p>Amarel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14" table:style-name="ce35">
            <text:p>202014</text:p>
          </table:table-cell>
          <table:table-cell office:value-type="string" table:style-name="ce13">
            <text:p>Amarel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4">
            <text:p>CO_PROVA_CN</text:p>
          </table:table-cell>
          <table:table-cell office:value-type="string" table:number-columns-spanned="1" table:number-rows-spanned="4" table:style-name="ce126">
            <text:p>Código da prova de: Ciências Naturais para os que solicitaram certificação do Ensino Fundamental; ou Ciências da Natureza e suas Tecnologias para os que solicitaram certificação do Ensino Médio</text:p>
          </table:table-cell>
          <table:table-cell office:value-type="float" office:value="202001" table:style-name="ce8">
            <text:p>202001</text:p>
          </table:table-cell>
          <table:table-cell office:value-type="string" table:style-name="ce13">
            <text:p>Rosa (Ensino Fundamental)</text:p>
          </table:table-cell>
          <table:table-cell office:value-type="float" office:value="6" table:number-columns-spanned="1" table:number-rows-spanned="4" table:style-name="ce105">
            <text:p>6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05" table:style-name="ce8">
            <text:p>202005</text:p>
          </table:table-cell>
          <table:table-cell office:value-type="string" table:style-name="ce13">
            <text:p>Rosa 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09" table:style-name="ce8">
            <text:p>202009</text:p>
          </table:table-cell>
          <table:table-cell office:value-type="string" table:style-name="ce13">
            <text:p>Ros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13" table:style-name="ce8">
            <text:p>202013</text:p>
          </table:table-cell>
          <table:table-cell office:value-type="string" table:style-name="ce13">
            <text:p>Ros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style-name="ce16">
            <text:p>NU_NOTA_LC<text:s/></text:p>
          </table:table-cell>
          <table:table-cell office:value-type="string" table:style-name="ce14">
            <text:p>Not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13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CH<text:s text:c="3"/></text:p>
          </table:table-cell>
          <table:table-cell office:value-type="string" table:style-name="ce14">
            <text:p>Nota da prova de: História e Geografia para os que solicitaram certificação de Ensino Fundamental; ou Ciências Humanas e suas Tecnologias para os solicitaram certificação do Ensino Médio.</text:p>
          </table:table-cell>
          <table:table-cell table:style-name="ce8"/>
          <table:table-cell table:style-name="ce13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MT<text:s text:c="3"/></text:p>
          </table:table-cell>
          <table:table-cell office:value-type="string" table:style-name="ce14">
            <text:p>Nota da prova de: Matemática para os que solicitaram certificação do Ensino Fundamental; ou Matemática e suas Tecnologias para os que solicitaram certificação do Ensino Médio.</text:p>
          </table:table-cell>
          <table:table-cell table:style-name="ce8"/>
          <table:table-cell table:style-name="ce13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CN<text:s text:c="3"/></text:p>
          </table:table-cell>
          <table:table-cell office:value-type="string" table:style-name="ce14">
            <text:p>Not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8"/>
          <table:table-cell table:style-name="ce13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14">
            <text:p>IN_APROVADO_LC</text:p>
          </table:table-cell>
          <table:table-cell office:value-type="string" table:number-columns-spanned="1" table:number-rows-spanned="2" table:style-name="ce127">
            <text:p>Indica se o participante foi aprovado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14">
            <text:p>IN_APROVADO_CH</text:p>
          </table:table-cell>
          <table:table-cell office:value-type="string" table:number-columns-spanned="1" table:number-rows-spanned="2" table:style-name="ce127">
            <text:p>Indica se o participante foi aprovado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14">
            <text:p>IN_APROVADO_MT</text:p>
          </table:table-cell>
          <table:table-cell office:value-type="string" table:number-columns-spanned="1" table:number-rows-spanned="2" table:style-name="ce127">
            <text:p>Indica se o participante foi aprovado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14">
            <text:p>IN_APROVADO_CN</text:p>
          </table:table-cell>
          <table:table-cell office:value-type="string" table:number-columns-spanned="1" table:number-rows-spanned="2" table:style-name="ce127">
            <text:p>Indica se o participante foi aprovado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style-name="ce16">
            <text:p>TX_RESPOSTAS_LC</text:p>
          </table:table-cell>
          <table:table-cell office:value-type="string" table:style-name="ce14">
            <text:p>Vetor com as respostas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13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TX_RESPOSTAS_CH</text:p>
          </table:table-cell>
          <table:table-cell office:value-type="string" table:style-name="ce14">
            <text:p>Vetor com as respostas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style-name="ce8"/>
          <table:table-cell table:style-name="ce13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TX_RESPOSTAS_MT</text:p>
          </table:table-cell>
          <table:table-cell office:value-type="string" table:style-name="ce14">
            <text:p>Vetor com as respostas da parte objetiva da prova de: Matemática para os que solicitaram certificação do Ensino Fundamental; ou Matemática e suas Tecnologias para os que solicitaram certificação do Ensino Médio.</text:p>
          </table:table-cell>
          <table:table-cell table:style-name="ce8"/>
          <table:table-cell table:style-name="ce13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TX_RESPOSTAS_CN</text:p>
          </table:table-cell>
          <table:table-cell office:value-type="string" table:style-name="ce14">
            <text:p>Vetor com as respostas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8"/>
          <table:table-cell table:style-name="ce13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6">
            <text:p>TX_GABARITO_LC</text:p>
          </table:table-cell>
          <table:table-cell office:value-type="string" table:style-name="ce14">
            <text:p>Vetor com o gabarito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13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7">
            <text:p>TX_GABARITO_CH</text:p>
          </table:table-cell>
          <table:table-cell office:value-type="string" table:style-name="ce14">
            <text:p>Vetor com o gabarito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TX_GABARITO_MT</text:p>
          </table:table-cell>
          <table:table-cell office:value-type="string" table:style-name="ce14">
            <text:p>Vetor com o gabarito da parte objetiva da prova de: Matemática para os que solicitaram certificação do Ensino Fundamental; ou Matemática e suas Tecnologias para os que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TX_GABARITO_CN</text:p>
          </table:table-cell>
          <table:table-cell office:value-type="string" table:style-name="ce14">
            <text:p>Vetor com o gabarito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number-columns-spanned="6" table:number-rows-spanned="1" table:style-name="ce125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127">
            <text:p>TP_STATUS_REDACAO</text:p>
          </table:table-cell>
          <table:table-cell office:value-type="string" table:number-columns-spanned="1" table:number-rows-spanned="7" table:style-name="ce127">
            <text:p>Situação da redação do participant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Sem problemas</text:p>
          </table:table-cell>
          <table:table-cell office:value-type="float" office:value="1" table:number-columns-spanned="1" table:number-rows-spanned="7" table:style-name="ce105">
            <text:p>1</text:p>
          </table:table-cell>
          <table:table-cell office:value-type="string" table:number-columns-spanned="1" table:number-rows-spanned="7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7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2">
            <text:p>Cópia Texto Motivad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2">
            <text:p>Em Bran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2">
            <text:p>Fuga ao tema</text:p>
          </table:table-cell>
          <table:covered-table-cell/>
          <table:covered-table-cell/>
          <table:table-cell table:number-columns-repeated="16378"/>
        </table:table-row>
        <table:table-row table:style-name="ro9"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2">
            <text:p>Não atendimento ao tipo tex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2">
            <text:p>Texto insuficiente</text:p>
          </table:table-cell>
          <table:covered-table-cell/>
          <table:covered-table-cell/>
          <table:table-cell table:number-columns-repeated="16378"/>
        </table:table-row>
        <table:table-row table:style-name="ro10">
          <table:table-cell office:value-type="string" table:style-name="ce6">
            <text:p>NU_NOTA_COMP1</text:p>
          </table:table-cell>
          <table:table-cell office:value-type="string" table:style-name="ce11">
            <text:p>Nota da competência 1 -<text:s/><text:span text:style-name="T2">Demonstrar domínio da modalidade escrita formal da Língua Portugues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1">
          <table:table-cell office:value-type="string" table:style-name="ce6">
            <text:p>NU_NOTA_COMP2</text:p>
          </table:table-cell>
          <table:table-cell office:value-type="string" table:style-name="ce11">
            <text:p>Nota da competência 2 -<text:s/><text:span text:style-name="T2">Compreender a proposta de redação e aplicar conceitos das várias áreas de conhecimento para desenvolver o tema, dentro dos limites estruturais do texto dissertativo-argumentativo em pros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2">
          <table:table-cell office:value-type="string" table:style-name="ce6">
            <text:p>NU_NOTA_COMP3</text:p>
          </table:table-cell>
          <table:table-cell office:value-type="string" table:style-name="ce11">
            <text:p>Nota da competência 3 -<text:s/><text:span text:style-name="T2">Selecionar, relacionar, organizar e interpretar informações, fatos, opiniões e argumentos em defesa de um ponto de vist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0">
          <table:table-cell office:value-type="string" table:style-name="ce6">
            <text:p>NU_NOTA_COMP4</text:p>
          </table:table-cell>
          <table:table-cell office:value-type="string" table:style-name="ce11">
            <text:p>Nota da competência 4 -<text:s/><text:span text:style-name="T2">Demonstrar conhecimento dos mecanismos linguísticos necessários para a construção da argumentação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3">
          <table:table-cell office:value-type="string" table:style-name="ce6">
            <text:p>NU_NOTA_COMP5</text:p>
          </table:table-cell>
          <table:table-cell office:value-type="string" table:style-name="ce11">
            <text:p>Nota da competência 5 -<text:s/><text:span text:style-name="T2">Elaborar proposta de intervenção para o problema abordado, respeitando os direitos humanos.</text:span><text:s/>Essa nota será atribuída apenas para os participantes que solicitaram certificação de Ensino Médio.<text:s/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U_NOTA_REDACAO</text:p>
          </table:table-cell>
          <table:table-cell office:value-type="string" table:style-name="ce9">
            <text:p>Nota da prova de redação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25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6">
            <text:p>Q01</text:p>
          </table:table-cell>
          <table:table-cell office:value-type="string" table:number-columns-spanned="1" table:number-rows-spanned="5" table:style-name="ce37">
            <text:p>Qual o seu estado civil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Casado(a)</text:p>
          </table:table-cell>
          <table:table-cell office:value-type="float" office:value="1" table:number-columns-spanned="1" table:number-rows-spanned="5" table:style-name="ce38">
            <text:p>1</text:p>
          </table:table-cell>
          <table:table-cell office:value-type="string" table:number-columns-spanned="1" table:number-rows-spanned="5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Divorcia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Em união estáve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Solteir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2</text:p>
          </table:table-cell>
          <table:table-cell office:value-type="string" table:number-columns-spanned="1" table:number-rows-spanned="2" table:style-name="ce37">
            <text:p>Você tem filho(s) menor(es) de 18 anos de idade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03</text:p>
          </table:table-cell>
          <table:table-cell office:value-type="string" table:number-columns-spanned="1" table:number-rows-spanned="4" table:style-name="ce37">
            <text:p>Quantos filhos menores de 18 anos de idade você tem? (Marque apenas uma resposta)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Um</text:p>
          </table:table-cell>
          <table:table-cell office:value-type="float" office:value="1" table:number-columns-spanned="1" table:number-rows-spanned="4" table:style-name="ce38">
            <text:p>1</text:p>
          </table:table-cell>
          <table:table-cell office:value-type="string" table:number-columns-spanned="1" table:number-rows-spanned="4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Do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Trê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Quatro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04</text:p>
          </table:table-cell>
          <table:table-cell office:value-type="string" table:number-columns-spanned="1" table:number-rows-spanned="3" table:style-name="ce37">
            <text:p>Você já frequentou alguma vez a escola regular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, já frequentei escola regular.</text:p>
          </table:table-cell>
          <table:table-cell office:value-type="float" office:value="1" table:number-columns-spanned="1" table:number-rows-spanned="3" table:style-name="ce38">
            <text:p>1</text:p>
          </table:table-cell>
          <table:table-cell office:value-type="string" table:number-columns-spanned="1" table:number-rows-spanned="3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Sim, estou frequentando escolar reg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Não, nunca frequent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1" table:style-name="ce36">
            <text:p>Q05</text:p>
          </table:table-cell>
          <table:table-cell office:value-type="string" table:number-columns-spanned="1" table:number-rows-spanned="11" table:style-name="ce37">
            <text:p>Em que série você parou de estudar? (Marque apenas uma resposta)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1ª série do ensino fundamental (antigo primário, 1º grau)</text:p>
          </table:table-cell>
          <table:table-cell office:value-type="float" office:value="1" table:number-columns-spanned="1" table:number-rows-spanned="11" table:style-name="ce38">
            <text:p>1</text:p>
          </table:table-cell>
          <table:table-cell office:value-type="string" table:number-columns-spanned="1" table:number-rows-spanned="11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2ª série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3ª série do ensino fundamental (antigo primário, 1º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4ª série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5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1">
            <text:p>6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G</text:p>
          </table:table-cell>
          <table:table-cell office:value-type="string" table:style-name="ce21">
            <text:p>7ª série do ensino fundamental (antigo ginásio, 1º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21">
            <text:p>8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I</text:p>
          </table:table-cell>
          <table:table-cell office:value-type="string" table:style-name="ce21">
            <text:p>1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J</text:p>
          </table:table-cell>
          <table:table-cell office:value-type="string" table:style-name="ce21">
            <text:p>2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K</text:p>
          </table:table-cell>
          <table:table-cell office:value-type="string" table:style-name="ce21">
            <text:p>3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06</text:p>
          </table:table-cell>
          <table:table-cell office:value-type="string" table:number-columns-spanned="1" table:number-rows-spanned="4" table:style-name="ce37">
            <text:p>Com quantos anos de idade você tinha quando deixou de frequentar a escola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Menos de 10 anos de idade</text:p>
          </table:table-cell>
          <table:table-cell office:value-type="float" office:value="1" table:number-columns-spanned="1" table:number-rows-spanned="4" table:style-name="ce38">
            <text:p>1</text:p>
          </table:table-cell>
          <table:table-cell office:value-type="string" table:number-columns-spanned="1" table:number-rows-spanned="4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Entre 10 e 14 anos de idad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Entre 15 e 17 anos de idad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Mais de 17 anos de idad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7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Exposição a situação de maus tratos na família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8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Falta de apoio familiar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9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Falta de escola perto de casa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10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Falta de tempo para estudar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11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Maternidade/paternidade na adolescência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12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Necessidade de ajudar nas tarefas de casa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13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Necessidade de trabalhar para ajudar a família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14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Repetidas mudanças de domicílio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15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Constante falta de professores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16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Dificuldade de relacionamento com os professores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17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Escola mal conservada e insegura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18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Formas de ensino/avaliação desestimulantes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19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Inexistência de vaga em escola pública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20</text:p>
          </table:table-cell>
          <table:table-cell office:value-type="string" table:number-columns-spanned="1" table:number-rows-spanned="2" table:style-name="ce37">
            <text:p>Assinale <text:s/>Sim ou Não se os seguintes <text:s/>motivos te influenciaram a deixar de frequentar a escola: Percepção de que os conteúdos das aulas não serviam para a vida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21</text:p>
          </table:table-cell>
          <table:table-cell office:value-type="string" table:number-columns-spanned="1" table:number-rows-spanned="3" table:style-name="ce37">
            <text:p>Assinale a seguir se você faz parte de uma comunidade étnico-racial: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Comunidade indígena.</text:p>
          </table:table-cell>
          <table:table-cell office:value-type="float" office:value="1" table:number-columns-spanned="1" table:number-rows-spanned="3" table:style-name="ce38">
            <text:p>1</text:p>
          </table:table-cell>
          <table:table-cell office:value-type="string" table:number-columns-spanned="1" table:number-rows-spanned="3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Comunidade remanescente de quilomb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Não faço parte de uma comunidade étnico-racial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22</text:p>
          </table:table-cell>
          <table:table-cell office:value-type="string" table:number-columns-spanned="1" table:number-rows-spanned="2" table:style-name="ce37">
            <text:p>Assinale Sim ou <text:s/>Não <text:s/>se os seguintes <text:s/>motivos te influenciaram a participar do Encceja: Acelerar os estudos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23</text:p>
          </table:table-cell>
          <table:table-cell office:value-type="string" table:number-columns-spanned="1" table:number-rows-spanned="2" table:style-name="ce37">
            <text:p>Assinale Sim ou <text:s/>Não <text:s/>se os seguintes <text:s/>motivos te influenciaram a participar do Encceja: Conquistar reconhecimento profissional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24</text:p>
          </table:table-cell>
          <table:table-cell office:value-type="string" table:number-columns-spanned="1" table:number-rows-spanned="2" table:style-name="ce37">
            <text:p>Assinale Sim ou <text:s/>Não <text:s/>se os seguintes <text:s/>motivos te influenciaram a participar do Encceja: Conseguir uma vaga melhor no trabalho atual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25</text:p>
          </table:table-cell>
          <table:table-cell office:value-type="string" table:number-columns-spanned="1" table:number-rows-spanned="2" table:style-name="ce37">
            <text:p>Assinale Sim ou <text:s/>Não <text:s/>se os seguintes <text:s/>motivos te influenciaram a participar do Encceja: Dar continuidade aos estudos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26</text:p>
          </table:table-cell>
          <table:table-cell office:value-type="string" table:number-columns-spanned="1" table:number-rows-spanned="2" table:style-name="ce37">
            <text:p>Assinale Sim ou <text:s/>Não <text:s/>se os seguintes <text:s/>motivos te influenciaram a participar do Encceja: Obter um certificado oficial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27</text:p>
          </table:table-cell>
          <table:table-cell office:value-type="string" table:number-columns-spanned="1" table:number-rows-spanned="2" table:style-name="ce37">
            <text:p>Assinale Sim ou <text:s/>Não <text:s/>se os seguintes <text:s/>motivos te influenciaram a participar do Encceja: Ter acesso ao mercado de trabalho formal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28</text:p>
          </table:table-cell>
          <table:table-cell office:value-type="string" table:number-columns-spanned="1" table:number-rows-spanned="2" table:style-name="ce37">
            <text:p>Assinale <text:s/>Sim <text:s/>ou <text:s/>Não <text:s/>se você realizou as seguintes atividades para participar do Encceja: Estudei sozinho sem suporte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29</text:p>
          </table:table-cell>
          <table:table-cell office:value-type="string" table:number-columns-spanned="1" table:number-rows-spanned="2" table:style-name="ce37">
            <text:p>Assinale <text:s/>Sim <text:s/>ou <text:s/>Não <text:s/>se você realizou as seguintes atividades para participar do Encceja: Fiz um curso com aulas online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0</text:p>
          </table:table-cell>
          <table:table-cell office:value-type="string" table:number-columns-spanned="1" table:number-rows-spanned="2" table:style-name="ce37">
            <text:p>Assinale <text:s/>Sim <text:s/>ou <text:s/>Não <text:s/>se você realizou as seguintes atividades para participar do Encceja: Frequentei uma turma de EJA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1</text:p>
          </table:table-cell>
          <table:table-cell office:value-type="string" table:number-columns-spanned="1" table:number-rows-spanned="2" table:style-name="ce37">
            <text:p>Assinale <text:s/>Sim <text:s/>ou <text:s/>Não <text:s/>se você realizou as seguintes atividades para participar do Encceja: Recebi ajuda de familiares e/ou amigos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2</text:p>
          </table:table-cell>
          <table:table-cell office:value-type="string" table:number-columns-spanned="1" table:number-rows-spanned="2" table:style-name="ce37">
            <text:p>Assinale <text:s/>Sim <text:s/>ou <text:s/>Não <text:s/>se você realizou as seguintes atividades para participar do Encceja: Não me preparei para o Encceja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3</text:p>
          </table:table-cell>
          <table:table-cell office:value-type="string" table:number-columns-spanned="1" table:number-rows-spanned="2" table:style-name="ce37">
            <text:p>Indique o nível de escolaridade do seu pai: Ensino Fundamental I (antigo primário, da 1ª à 4ª série)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Completo.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Incomplet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4</text:p>
          </table:table-cell>
          <table:table-cell office:value-type="string" table:number-columns-spanned="1" table:number-rows-spanned="2" table:style-name="ce37">
            <text:p>Indique o nível de escolaridade do seu pai: Ensino Fundamental II (antigo ginásio, da 5ª à 8ª série)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Completo.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Incomplet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5</text:p>
          </table:table-cell>
          <table:table-cell office:value-type="string" table:number-columns-spanned="1" table:number-rows-spanned="2" table:style-name="ce37">
            <text:p>Indique o nível de escolaridade do seu pai: Ensino Médio (antigo 2º grau)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Completo.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Incomplet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6</text:p>
          </table:table-cell>
          <table:table-cell office:value-type="string" table:number-columns-spanned="1" table:number-rows-spanned="2" table:style-name="ce37">
            <text:p>Indique o nível de escolaridade do seu pai: Ensino Superior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Completo.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Incomplet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7</text:p>
          </table:table-cell>
          <table:table-cell office:value-type="string" table:number-columns-spanned="1" table:number-rows-spanned="2" table:style-name="ce37">
            <text:p>Indique o nível de escolaridade do seu pai: Outro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Estudou, mas não sei até que nível.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6" table:style-name="ce36">
            <text:p>Q38</text:p>
          </table:table-cell>
          <table:table-cell office:value-type="string" table:number-columns-spanned="1" table:number-rows-spanned="16" table:style-name="ce37">
            <text:p>Assinale o tipo de atividade do trabalho principal do seu pai: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Agricultura, pecuária, produção florestal, pesca ou aquicultura</text:p>
          </table:table-cell>
          <table:table-cell office:value-type="float" office:value="1" table:number-columns-spanned="1" table:number-rows-spanned="16" table:style-name="ce38">
            <text:p>1</text:p>
          </table:table-cell>
          <table:table-cell office:value-type="string" table:number-columns-spanned="1" table:number-rows-spanned="16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Banco, financeira ou imobiliá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Comércio, reparação de veículos automotores e motociclet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Construção civi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Hotelaria ou aliment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1">
            <text:p>Indúst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G</text:p>
          </table:table-cell>
          <table:table-cell office:value-type="string" table:style-name="ce21">
            <text:p>No lar (sem remuneraçã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21">
            <text:p>Profissional da defesa ou seguranç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I</text:p>
          </table:table-cell>
          <table:table-cell office:value-type="string" table:style-name="ce21">
            <text:p>Profissional da educação, saúde, seguridade social ou serviços soci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J</text:p>
          </table:table-cell>
          <table:table-cell office:value-type="string" table:style-name="ce21">
            <text:p>Serviço administrativo ou secretari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K</text:p>
          </table:table-cell>
          <table:table-cell office:value-type="string" table:style-name="ce21">
            <text:p>Serviços domésticos em casa de outras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L</text:p>
          </table:table-cell>
          <table:table-cell office:value-type="string" table:style-name="ce21">
            <text:p>Tecnologia, informação e comunicação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20">
            <text:p>M</text:p>
          </table:table-cell>
          <table:table-cell office:value-type="string" table:style-name="ce21">
            <text:p>Trabalhador autônomo(pintor(a), eletricista, encanador(a), feirante, ambulante, guardador(a) de carros, catador(a) de material recicável, artesã(o), carpinteiro(a), etc.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N</text:p>
          </table:table-cell>
          <table:table-cell office:value-type="string" table:style-name="ce21">
            <text:p>Transporte, armazenagem e correi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O</text:p>
          </table:table-cell>
          <table:table-cell office:value-type="string" table:style-name="ce21">
            <text:p>Outros serviç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P</text:p>
          </table:table-cell>
          <table:table-cell office:value-type="string" table:style-name="ce21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39</text:p>
          </table:table-cell>
          <table:table-cell office:value-type="string" table:number-columns-spanned="1" table:number-rows-spanned="2" table:style-name="ce37">
            <text:p>Indique o nível de escolaridade da sua mãe: Ensino Fundamental I (antigo primário, da 1ª à 4ª série)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Completo.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Incomplet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40</text:p>
          </table:table-cell>
          <table:table-cell office:value-type="string" table:number-columns-spanned="1" table:number-rows-spanned="2" table:style-name="ce37">
            <text:p>Indique o nível de escolaridade da sua mãe: Ensino Fundamental II (antigo ginásio, da 5ª à 8ª série)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Completo.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Incomplet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41</text:p>
          </table:table-cell>
          <table:table-cell office:value-type="string" table:number-columns-spanned="1" table:number-rows-spanned="2" table:style-name="ce37">
            <text:p>Indique o nível de escolaridade da sua mãe: Ensino Médio (antigo 2º grau)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Completo.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Incomplet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42</text:p>
          </table:table-cell>
          <table:table-cell office:value-type="string" table:number-columns-spanned="1" table:number-rows-spanned="2" table:style-name="ce37">
            <text:p>Indique o nível de escolaridade da sua mãe: Ensino Superior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Completo.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Incomplet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43</text:p>
          </table:table-cell>
          <table:table-cell office:value-type="string" table:number-columns-spanned="1" table:number-rows-spanned="2" table:style-name="ce37">
            <text:p>Indique o nível de escolaridade da sua mãe: Outro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Estudou, mas não sei até que nível.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6" table:style-name="ce36">
            <text:p>Q44</text:p>
          </table:table-cell>
          <table:table-cell office:value-type="string" table:number-columns-spanned="1" table:number-rows-spanned="16" table:style-name="ce37">
            <text:p>Assinale o tipo de atividade do trabalho principal da sua mãe: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Agricultura, pecuária, produção florestal, pesca ou aquicultura</text:p>
          </table:table-cell>
          <table:table-cell office:value-type="float" office:value="1" table:number-columns-spanned="1" table:number-rows-spanned="16" table:style-name="ce38">
            <text:p>1</text:p>
          </table:table-cell>
          <table:table-cell office:value-type="string" table:number-columns-spanned="1" table:number-rows-spanned="16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Banco, financeira ou imobiliá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Comércio, reparação de veículos automotores e motociclet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Construção civi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Hotelaria ou aliment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1">
            <text:p>Indúst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G</text:p>
          </table:table-cell>
          <table:table-cell office:value-type="string" table:style-name="ce21">
            <text:p>No lar (sem remuneraçã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21">
            <text:p>Profissional da defesa ou seguranç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I</text:p>
          </table:table-cell>
          <table:table-cell office:value-type="string" table:style-name="ce21">
            <text:p>Profissional da educação, saúde, seguridade social ou serviços soci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J</text:p>
          </table:table-cell>
          <table:table-cell office:value-type="string" table:style-name="ce21">
            <text:p>Serviço administrativo ou secretari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K</text:p>
          </table:table-cell>
          <table:table-cell office:value-type="string" table:style-name="ce21">
            <text:p>Serviços domésticos em casa de outras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L</text:p>
          </table:table-cell>
          <table:table-cell office:value-type="string" table:style-name="ce21">
            <text:p>Tecnologia, informação e comunicação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20">
            <text:p>M</text:p>
          </table:table-cell>
          <table:table-cell office:value-type="string" table:style-name="ce21">
            <text:p>Trabalhador autônomo(pintor(a), eletricista, encanador(a), feirante, ambulante, guardador(a) de carros, catador(a) de material recicável, artesã(o), carpinteiro(a), etc.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N</text:p>
          </table:table-cell>
          <table:table-cell office:value-type="string" table:style-name="ce21">
            <text:p>Transporte, armazenagem e correi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O</text:p>
          </table:table-cell>
          <table:table-cell office:value-type="string" table:style-name="ce21">
            <text:p>Outros serviç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P</text:p>
          </table:table-cell>
          <table:table-cell office:value-type="string" table:style-name="ce21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45</text:p>
          </table:table-cell>
          <table:table-cell office:value-type="string" table:number-columns-spanned="1" table:number-rows-spanned="2" table:style-name="ce37">
            <text:p>Você exerce um trabalho remunerado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46</text:p>
          </table:table-cell>
          <table:table-cell office:value-type="string" table:number-columns-spanned="1" table:number-rows-spanned="4" table:style-name="ce37">
            <text:p>Assinale o tipo de vínculo em seu trabalho principal: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Formal (carteira assinada).</text:p>
          </table:table-cell>
          <table:table-cell office:value-type="float" office:value="1" table:number-columns-spanned="1" table:number-rows-spanned="4" table:style-name="ce38">
            <text:p>1</text:p>
          </table:table-cell>
          <table:table-cell office:value-type="string" table:number-columns-spanned="1" table:number-rows-spanned="4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Informal (sem carteira assinad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Militar ou funcionário público estatutári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Sem vínculo, mas com relação de estági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47</text:p>
          </table:table-cell>
          <table:table-cell office:value-type="string" table:number-columns-spanned="1" table:number-rows-spanned="6" table:style-name="ce37">
            <text:p>Qual o setor do seu trabalho principal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etor Privado</text:p>
          </table:table-cell>
          <table:table-cell office:value-type="float" office:value="1" table:number-columns-spanned="1" table:number-rows-spanned="6" table:style-name="ce38">
            <text:p>1</text:p>
          </table:table-cell>
          <table:table-cell office:value-type="string" table:number-columns-spanned="1" table:number-rows-spanned="6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Setor Públi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Trabalho Domésti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Trabalho em empresa familia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Profissional Autônom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1">
            <text:p>Estágio Profissionaliza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5" table:style-name="ce36">
            <text:p>Q48</text:p>
          </table:table-cell>
          <table:table-cell office:value-type="string" table:number-columns-spanned="1" table:number-rows-spanned="15" table:style-name="ce37">
            <text:p>Em que tipo de atividade é o seu trabalho principal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Agricultura, pecuária, produção florestal, pesca ou aquicultura</text:p>
          </table:table-cell>
          <table:table-cell office:value-type="float" office:value="1" table:number-columns-spanned="1" table:number-rows-spanned="15" table:style-name="ce38">
            <text:p>1</text:p>
          </table:table-cell>
          <table:table-cell office:value-type="string" table:number-columns-spanned="1" table:number-rows-spanned="15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Banco, financeira ou imobiliá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Comércio, reparação de veículos automotores e motociclet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Construção civi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Hotelaria ou aliment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1">
            <text:p>Indúst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G</text:p>
          </table:table-cell>
          <table:table-cell office:value-type="string" table:style-name="ce21">
            <text:p>No lar (sem remuneraçã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21">
            <text:p>Profissional da defesa ou seguranç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I</text:p>
          </table:table-cell>
          <table:table-cell office:value-type="string" table:style-name="ce21">
            <text:p>Profissional da educação, saúde, seguridade social ou serviços soci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J</text:p>
          </table:table-cell>
          <table:table-cell office:value-type="string" table:style-name="ce21">
            <text:p>Serviço administrativo ou secretari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K</text:p>
          </table:table-cell>
          <table:table-cell office:value-type="string" table:style-name="ce21">
            <text:p>Serviços domésticos em casa de outras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L</text:p>
          </table:table-cell>
          <table:table-cell office:value-type="string" table:style-name="ce21">
            <text:p>Tecnologia, informação e comunicação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20">
            <text:p>M</text:p>
          </table:table-cell>
          <table:table-cell office:value-type="string" table:style-name="ce21">
            <text:p>Trabalhador autônomo(pintor(a), eletricista, encanador(a), feirante, ambulante, guardador(a) de carros, catador(a) de material recicável, artesã(o), carpinteiro(a), etc.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N</text:p>
          </table:table-cell>
          <table:table-cell office:value-type="string" table:style-name="ce21">
            <text:p>Transporte, armazenagem e correi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O</text:p>
          </table:table-cell>
          <table:table-cell office:value-type="string" table:style-name="ce21">
            <text:p>Outros serviç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36">
            <text:p>Q49</text:p>
          </table:table-cell>
          <table:table-cell office:value-type="string" table:number-columns-spanned="1" table:number-rows-spanned="7" table:style-name="ce37">
            <text:p>Quantas horas semanais você trabalha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em jornada fixa.</text:p>
          </table:table-cell>
          <table:table-cell office:value-type="float" office:value="1" table:number-columns-spanned="1" table:number-rows-spanned="7" table:style-name="ce38">
            <text:p>1</text:p>
          </table:table-cell>
          <table:table-cell office:value-type="string" table:number-columns-spanned="1" table:number-rows-spanned="7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Até 1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De 31 a 4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1">
            <text:p>Até 44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G</text:p>
          </table:table-cell>
          <table:table-cell office:value-type="string" table:style-name="ce21">
            <text:p>Acima de 44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36">
            <text:p>Q50</text:p>
          </table:table-cell>
          <table:table-cell office:value-type="string" table:number-columns-spanned="1" table:number-rows-spanned="7" table:style-name="ce37">
            <text:p>Qual a sua renda mensal, aproximadamente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Até 1 salário mínimo (até R$ 1.045,00).</text:p>
          </table:table-cell>
          <table:table-cell office:value-type="float" office:value="1" table:number-columns-spanned="1" table:number-rows-spanned="7" table:style-name="ce38">
            <text:p>1</text:p>
          </table:table-cell>
          <table:table-cell office:value-type="string" table:number-columns-spanned="1" table:number-rows-spanned="7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De 1 a 3 salários mínimos (de R$ 1.045,01 até R$ 3.13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De 3 a 6 salários mínimos (de R$ 3.135,01 até R$6.27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De 6 a 9 salários mínimos (de R$ 6.270,01 até R$ 9.40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De 9 a 12 salários mínimos (de R$ 9.405,01 até R$ 12.54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1">
            <text:p>De 12 a 15 salários mínimos (de R$ 12.540,01 até R$ 15.67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G</text:p>
          </table:table-cell>
          <table:table-cell office:value-type="string" table:style-name="ce21">
            <text:p>Mais de 15 salários mínimos (mais de R$ 15.67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36">
            <text:p>Q51</text:p>
          </table:table-cell>
          <table:table-cell office:value-type="string" table:number-columns-spanned="1" table:number-rows-spanned="8" table:style-name="ce37">
            <text:p>Somando a sua renda com a renda das pessoas que moram com você, quanto é, aproximadamente, a renda familiar mensal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Nenhuma renda.</text:p>
          </table:table-cell>
          <table:table-cell office:value-type="float" office:value="1" table:number-columns-spanned="1" table:number-rows-spanned="8" table:style-name="ce38">
            <text:p>1</text:p>
          </table:table-cell>
          <table:table-cell office:value-type="string" table:number-columns-spanned="1" table:number-rows-spanned="8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Até 1 salário mínimo (até R$ 1.04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De 1 a 3 salários mínimos (de R$ 1.045,01 até R$ 3.13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De 3 a 6 salários mínimos (de R$ 3.135,01 até R$6.27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De 6 a 9 salários mínimos (de R$ 6.270,01 até R$ 9.40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1">
            <text:p>De 9 a 12 salários mínimos (de R$ 9.405,01 até R$ 12.54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G</text:p>
          </table:table-cell>
          <table:table-cell office:value-type="string" table:style-name="ce21">
            <text:p>De 12 a 15 salários mínimos (de R$ 12.540,01 até R$ 15.67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21">
            <text:p>Mais de 15 salários mínimos (mais de R$ 15.67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52</text:p>
          </table:table-cell>
          <table:table-cell office:value-type="string" table:number-columns-spanned="1" table:number-rows-spanned="2" table:style-name="ce37">
            <text:p>Você mora sozinho(a)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6">
            <text:p>Q53</text:p>
          </table:table-cell>
          <table:table-cell office:value-type="string" table:number-columns-spanned="1" table:number-rows-spanned="5" table:style-name="ce37">
            <text:p>No local em que você mora, quantas pessoas compartilham o mesmo ambiente para dormir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Uma pessoa por dormitório</text:p>
          </table:table-cell>
          <table:table-cell office:value-type="float" office:value="1" table:number-columns-spanned="1" table:number-rows-spanned="5" table:style-name="ce38">
            <text:p>1</text:p>
          </table:table-cell>
          <table:table-cell office:value-type="string" table:number-columns-spanned="1" table:number-rows-spanned="5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2 a 3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4 a 5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6 a 7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Mais de 7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54</text:p>
          </table:table-cell>
          <table:table-cell office:value-type="string" table:number-columns-spanned="1" table:number-rows-spanned="2" table:style-name="ce37">
            <text:p>O local onde você mora situa-se em: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Zona rural.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Zona urba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55</text:p>
          </table:table-cell>
          <table:table-cell office:value-type="string" table:number-columns-spanned="1" table:number-rows-spanned="6" table:style-name="ce37">
            <text:p>O local onde você mora é: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Casa alugada.</text:p>
          </table:table-cell>
          <table:table-cell office:value-type="float" office:value="1" table:number-columns-spanned="1" table:number-rows-spanned="6" table:style-name="ce38">
            <text:p>1</text:p>
          </table:table-cell>
          <table:table-cell office:value-type="string" table:number-columns-spanned="1" table:number-rows-spanned="6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Casa cedi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Casa financi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Casa própri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Logradouro públic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1">
            <text:p>Unidade de acolhimento temporári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56</text:p>
          </table:table-cell>
          <table:table-cell office:value-type="string" table:number-columns-spanned="1" table:number-rows-spanned="3" table:style-name="ce37">
            <text:p>Você é responsável por pagar o aluguel ou financiamento de sua casa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, pago parte do valor</text:p>
          </table:table-cell>
          <table:table-cell office:value-type="float" office:value="1" table:number-columns-spanned="1" table:number-rows-spanned="3" table:style-name="ce38">
            <text:p>1</text:p>
          </table:table-cell>
          <table:table-cell office:value-type="string" table:number-columns-spanned="1" table:number-rows-spanned="3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Sim, pago todo o val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57</text:p>
          </table:table-cell>
          <table:table-cell office:value-type="string" table:number-columns-spanned="1" table:number-rows-spanned="3" table:style-name="ce37">
            <text:p>Quanto da renda familiar é comprometido com o custeio da moradia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10% a 20%</text:p>
          </table:table-cell>
          <table:table-cell office:value-type="float" office:value="1" table:number-columns-spanned="1" table:number-rows-spanned="3" table:style-name="ce38">
            <text:p>1</text:p>
          </table:table-cell>
          <table:table-cell office:value-type="string" table:number-columns-spanned="1" table:number-rows-spanned="3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21% a 30%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Mais de 30%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58</text:p>
          </table:table-cell>
          <table:table-cell office:value-type="string" table:number-columns-spanned="1" table:number-rows-spanned="2" table:style-name="ce37">
            <text:p>Você sabe usar um computador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59</text:p>
          </table:table-cell>
          <table:table-cell office:value-type="string" table:number-columns-spanned="1" table:number-rows-spanned="2" table:style-name="ce37">
            <text:p>Assinale <text:s/>Sim <text:s/>ou <text:s/>Não <text:s/>se você costuma realizar as seguintes atividades ao usar o computador: Escrever e editar textos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0</text:p>
          </table:table-cell>
          <table:table-cell office:value-type="string" table:number-columns-spanned="1" table:number-rows-spanned="2" table:style-name="ce37">
            <text:p>Assinale <text:s/>Sim <text:s/>ou <text:s/>Não <text:s/>se você costuma realizar as seguintes atividades ao usar o computador: Elaborar apresentações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1</text:p>
          </table:table-cell>
          <table:table-cell office:value-type="string" table:number-columns-spanned="1" table:number-rows-spanned="2" table:style-name="ce37">
            <text:p>Assinale <text:s/>Sim <text:s/>ou <text:s/>Não <text:s/>se você costuma realizar as seguintes atividades ao usar o computador: Enviar e receber e-mails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2</text:p>
          </table:table-cell>
          <table:table-cell office:value-type="string" table:number-columns-spanned="1" table:number-rows-spanned="2" table:style-name="ce37">
            <text:p>Assinale <text:s/>Sim <text:s/>ou <text:s/>Não <text:s/>se você costuma realizar as seguintes atividades ao usar o computador: Fazer planilhas e tabelas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3</text:p>
          </table:table-cell>
          <table:table-cell office:value-type="string" table:number-columns-spanned="1" table:number-rows-spanned="2" table:style-name="ce37">
            <text:p>Assinale <text:s/>Sim <text:s/>ou <text:s/>Não <text:s/>se você costuma realizar as seguintes atividades ao usar o computador: Navegar na internet.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6">
            <text:p>Q64</text:p>
          </table:table-cell>
          <table:table-cell office:value-type="string" table:number-columns-spanned="1" table:number-rows-spanned="5" table:style-name="ce37">
            <text:p>Com que frequência você acessa e-mails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De 1 a 2 vezes por semana</text:p>
          </table:table-cell>
          <table:table-cell office:value-type="float" office:value="1" table:number-columns-spanned="1" table:number-rows-spanned="5" table:style-name="ce38">
            <text:p>1</text:p>
          </table:table-cell>
          <table:table-cell office:value-type="string" table:number-columns-spanned="1" table:number-rows-spanned="5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De 3 a 4 <text:s/>vezes por sem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Cinco vezes por sem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Diariam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Raram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65</text:p>
          </table:table-cell>
          <table:table-cell office:value-type="string" table:number-columns-spanned="1" table:number-rows-spanned="2" table:style-name="ce37">
            <text:p>Não saber usar o computador já prejudicou suas oportunidades profissionais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38">
            <text:p>1</text:p>
          </table:table-cell>
          <table:table-cell office:value-type="string" table:number-columns-spanned="1" table:number-rows-spanned="2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66</text:p>
          </table:table-cell>
          <table:table-cell office:value-type="string" table:number-columns-spanned="1" table:number-rows-spanned="4" table:style-name="ce37">
            <text:p>Quais dessas oportunidades foram prejudicadas por você não saber usar o computador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Ganhar um aumento salarial</text:p>
          </table:table-cell>
          <table:table-cell office:value-type="float" office:value="1" table:number-columns-spanned="1" table:number-rows-spanned="4" table:style-name="ce38">
            <text:p>1</text:p>
          </table:table-cell>
          <table:table-cell office:value-type="string" table:number-columns-spanned="1" table:number-rows-spanned="4" table:style-name="ce3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Participar de treinamentos na áre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Ser contrat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Ser promovido no trabalho</text:p>
          </table:table-cell>
          <table:covered-table-cell/>
          <table:covered-table-cell/>
          <table:table-cell table:number-columns-repeated="16378"/>
        </table:table-row>
        <table:table-row table:number-rows-repeated="1048242" table:style-name="ro1">
          <table:table-cell table:number-columns-repeated="16384"/>
        </table:table-row>
      </table:table>
      <table:table table:name="NACIONAL_PPL" table:style-name="ta1">
        <table:table-column table:style-name="co1" table:default-cell-style-name="ce1"/>
        <table:table-column table:style-name="co7" table:default-cell-style-name="ce1"/>
        <table:table-column table:style-name="co3" table:default-cell-style-name="ce3"/>
        <table:table-column table:style-name="co8" table:default-cell-style-name="ce3"/>
        <table:table-column table:style-name="co5" table:number-columns-repeated="2" table:default-cell-style-name="ce3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2" table:style-name="ce59">
            <text:p>DICIONÁRIO DE VARIÁVEIS - ENCCEJA 2020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1">
            <text:p>NOME DA VARIÁVEL</text:p>
          </table:table-cell>
          <table:table-cell office:value-type="string" table:number-columns-spanned="1" table:number-rows-spanned="2" table:style-name="ce61">
            <text:p>Descrição</text:p>
          </table:table-cell>
          <table:table-cell office:value-type="string" table:number-columns-spanned="2" table:number-rows-spanned="1" table:style-name="ce62">
            <text:p>Variáveis Categóricas</text:p>
          </table:table-cell>
          <table:covered-table-cell/>
          <table:table-cell office:value-type="string" table:number-columns-spanned="1" table:number-rows-spanned="2" table:style-name="ce62">
            <text:p>Tamanho<text:s/></text:p>
          </table:table-cell>
          <table:table-cell office:value-type="string" table:number-columns-spanned="1" table:number-rows-spanned="2" table:style-name="ce62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7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6">
            <text:p>NU_INSCRICAO</text:p>
          </table:table-cell>
          <table:table-cell office:value-type="string" table:style-name="ce6">
            <text:p>Campo com máscara no número de inscrição do candidato.</text:p>
          </table:table-cell>
          <table:table-cell table:number-columns-repeated="2" table:style-name="ce8"/>
          <table:table-cell office:value-type="float" office:value="12" table:style-name="ce8">
            <text:p>1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U_ANO</text:p>
          </table:table-cell>
          <table:table-cell office:value-type="string" table:style-name="ce6">
            <text:p>Ano do Exame Encceja que está em análise.</text:p>
          </table:table-cell>
          <table:table-cell table:number-columns-repeated="2" table:style-name="ce8"/>
          <table:table-cell office:value-type="float" office:value="4" table:style-name="ce8">
            <text:p>4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27">
            <text:p>TP_CERTIFICACAO</text:p>
          </table:table-cell>
          <table:table-cell office:value-type="string" table:number-columns-spanned="1" table:number-rows-spanned="2" table:style-name="ce127">
            <text:p>Indicador do tipo de certificação pedida pelo participant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Ensino Fndamental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7">
            <text:p>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114">
            <text:p>TP_FAIXA_ETARIA</text:p>
          </table:table-cell>
          <table:table-cell office:value-type="string" table:number-columns-spanned="1" table:number-rows-spanned="20" table:style-name="ce128">
            <text:p>Faixa etária do participante (conforme idade em 31 de dezembro do ano de realização do exame)</text:p>
          </table:table-cell>
          <table:table-cell office:value-type="float" office:value="1" table:style-name="ce34">
            <text:p>1</text:p>
          </table:table-cell>
          <table:table-cell office:value-type="string" table:style-name="ce12">
            <text:p>Menor de 17 anos</text:p>
          </table:table-cell>
          <table:table-cell office:value-type="float" office:value="2" table:number-columns-spanned="1" table:number-rows-spanned="20" table:style-name="ce122">
            <text:p>2</text:p>
          </table:table-cell>
          <table:table-cell office:value-type="string" table:number-columns-spanned="1" table:number-rows-spanned="20" table:style-name="ce12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34">
            <text:p>2</text:p>
          </table:table-cell>
          <table:table-cell office:value-type="string" table:style-name="ce12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34">
            <text:p>3</text:p>
          </table:table-cell>
          <table:table-cell office:value-type="string" table:style-name="ce12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34">
            <text:p>4</text:p>
          </table:table-cell>
          <table:table-cell office:value-type="string" table:style-name="ce12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34">
            <text:p>5</text:p>
          </table:table-cell>
          <table:table-cell office:value-type="string" table:style-name="ce12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34">
            <text:p>6</text:p>
          </table:table-cell>
          <table:table-cell office:value-type="string" table:style-name="ce12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34">
            <text:p>7</text:p>
          </table:table-cell>
          <table:table-cell office:value-type="string" table:style-name="ce12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34">
            <text:p>8</text:p>
          </table:table-cell>
          <table:table-cell office:value-type="string" table:style-name="ce12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34">
            <text:p>9</text:p>
          </table:table-cell>
          <table:table-cell office:value-type="string" table:style-name="ce12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34">
            <text:p>10</text:p>
          </table:table-cell>
          <table:table-cell office:value-type="string" table:style-name="ce12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34">
            <text:p>11</text:p>
          </table:table-cell>
          <table:table-cell office:value-type="string" table:style-name="ce12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34">
            <text:p>12</text:p>
          </table:table-cell>
          <table:table-cell office:value-type="string" table:style-name="ce12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34">
            <text:p>13</text:p>
          </table:table-cell>
          <table:table-cell office:value-type="string" table:style-name="ce12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34">
            <text:p>14</text:p>
          </table:table-cell>
          <table:table-cell office:value-type="string" table:style-name="ce12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34">
            <text:p>15</text:p>
          </table:table-cell>
          <table:table-cell office:value-type="string" table:style-name="ce12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34">
            <text:p>16</text:p>
          </table:table-cell>
          <table:table-cell office:value-type="string" table:style-name="ce12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34">
            <text:p>17</text:p>
          </table:table-cell>
          <table:table-cell office:value-type="string" table:style-name="ce12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34">
            <text:p>18</text:p>
          </table:table-cell>
          <table:table-cell office:value-type="string" table:style-name="ce12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34">
            <text:p>19</text:p>
          </table:table-cell>
          <table:table-cell office:value-type="string" table:style-name="ce12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34">
            <text:p>20</text:p>
          </table:table-cell>
          <table:table-cell office:value-type="string" table:style-name="ce12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27">
            <text:p>TP_SEXO</text:p>
          </table:table-cell>
          <table:table-cell office:value-type="string" table:number-columns-spanned="1" table:number-rows-spanned="2" table:style-name="ce127">
            <text:p>Sexo do participante</text:p>
          </table:table-cell>
          <table:table-cell office:value-type="string" table:style-name="ce8">
            <text:p>F</text:p>
          </table:table-cell>
          <table:table-cell office:value-type="string" table:style-name="ce7">
            <text:p>Feminin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8">
            <text:p>M</text:p>
          </table:table-cell>
          <table:table-cell office:value-type="string" table:style-name="ce7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7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CO_UF_PROVA</text:p>
          </table:table-cell>
          <table:table-cell office:value-type="string" table:style-name="ce6">
            <text:p>Código da Unidade da Federação da aplicação da prova</text:p>
          </table:table-cell>
          <table:table-cell table:number-columns-repeated="2" table:style-name="ce8"/>
          <table:table-cell office:value-type="float" office:value="2" table:style-name="ce8">
            <text:p>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G_UF_PROVA</text:p>
          </table:table-cell>
          <table:table-cell office:value-type="string" table:style-name="ce6">
            <text:p>Sigla da Unidade da Federação da aplicação da prova</text:p>
          </table:table-cell>
          <table:table-cell table:number-columns-repeated="2" table:style-name="ce8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O_ENTIDADE_CERTIFICACAO</text:p>
          </table:table-cell>
          <table:table-cell office:value-type="string" table:style-name="ce9">
            <text:p>Nome da Unidade Participante responsável pela certificação do exame.</text:p>
          </table:table-cell>
          <table:table-cell table:number-columns-repeated="2" table:style-name="ce8"/>
          <table:table-cell office:value-type="float" office:value="300" table:style-name="ce8">
            <text:p>30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7">
            <text:p>DADO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14">
            <text:p>IN_PROVA_LC</text:p>
          </table:table-cell>
          <table:table-cell office:value-type="string" table:number-columns-spanned="1" table:number-rows-spanned="2" table:style-name="ce126">
            <text:p>Indica solicitação de inscrição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14">
            <text:p>IN_PROVA_CH</text:p>
          </table:table-cell>
          <table:table-cell office:value-type="string" table:number-columns-spanned="1" table:number-rows-spanned="2" table:style-name="ce126">
            <text:p>Indica solicitação de inscrição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14">
            <text:p>IN_PROVA_MT</text:p>
          </table:table-cell>
          <table:table-cell office:value-type="string" table:number-columns-spanned="1" table:number-rows-spanned="2" table:style-name="ce126">
            <text:p>Indica solicitação de inscrição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14">
            <text:p>IN_PROVA_CN</text:p>
          </table:table-cell>
          <table:table-cell office:value-type="string" table:number-columns-spanned="1" table:number-rows-spanned="2" table:style-name="ce126">
            <text:p>Indica solicitação de inscrição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4">
            <text:p>TP_PRESENCA_LC<text:s/></text:p>
          </table:table-cell>
          <table:table-cell office:value-type="string" table:number-columns-spanned="1" table:number-rows-spanned="4" table:style-name="ce126">
            <text:p>Indica a presença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2">
            <text:p>Faltou à prova</text:p>
          </table:table-cell>
          <table:table-cell office:value-type="float" office:value="1" table:number-columns-spanned="1" table:number-rows-spanned="4" table:style-name="ce105">
            <text:p>1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22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4">
            <text:p>TP_PRESENCA_CH</text:p>
          </table:table-cell>
          <table:table-cell office:value-type="string" table:number-columns-spanned="1" table:number-rows-spanned="4" table:style-name="ce126">
            <text:p>Indica a presença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2">
            <text:p>Faltou à prova</text:p>
          </table:table-cell>
          <table:table-cell office:value-type="float" office:value="1" table:number-columns-spanned="1" table:number-rows-spanned="4" table:style-name="ce105">
            <text:p>1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22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4">
            <text:p>TP_PRESENCA_MT</text:p>
          </table:table-cell>
          <table:table-cell office:value-type="string" table:number-columns-spanned="1" table:number-rows-spanned="4" table:style-name="ce126">
            <text:p>Indica a presença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2">
            <text:p>Faltou à prova</text:p>
          </table:table-cell>
          <table:table-cell office:value-type="float" office:value="1" table:number-columns-spanned="1" table:number-rows-spanned="4" table:style-name="ce105">
            <text:p>1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22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4">
            <text:p>TP_PRESENCA_CN</text:p>
          </table:table-cell>
          <table:table-cell office:value-type="string" table:number-columns-spanned="1" table:number-rows-spanned="4" table:style-name="ce126">
            <text:p>Indica a presença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2">
            <text:p>Faltou à prova</text:p>
          </table:table-cell>
          <table:table-cell office:value-type="float" office:value="1" table:number-columns-spanned="1" table:number-rows-spanned="4" table:style-name="ce105">
            <text:p>1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22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114">
            <text:p>CO_PROVA_LC</text:p>
          </table:table-cell>
          <table:table-cell office:value-type="string" table:number-columns-spanned="1" table:number-rows-spanned="4" table:style-name="ce126">
            <text:p>Código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202019" table:number-columns-spanned="1" table:number-rows-spanned="2" table:style-name="ce105">
            <text:p>202019</text:p>
          </table:table-cell>
          <table:table-cell office:value-type="string" table:number-columns-spanned="1" table:number-rows-spanned="2" table:style-name="ce130">
            <text:p>Cinza (Ensino Fundamental)</text:p>
          </table:table-cell>
          <table:table-cell office:value-type="float" office:value="6" table:number-columns-spanned="1" table:number-rows-spanned="4" table:style-name="ce105">
            <text:p>6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23" table:number-columns-spanned="1" table:number-rows-spanned="2" table:style-name="ce105">
            <text:p>202023</text:p>
          </table:table-cell>
          <table:table-cell office:value-type="string" table:number-columns-spanned="1" table:number-rows-spanned="2" table:style-name="ce130">
            <text:p>Branc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114">
            <text:p>CO_PROVA_CH</text:p>
          </table:table-cell>
          <table:table-cell office:value-type="string" table:number-columns-spanned="1" table:number-rows-spanned="4" table:style-name="ce126">
            <text:p>Código d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202020" table:number-columns-spanned="1" table:number-rows-spanned="2" table:style-name="ce105">
            <text:p>202020</text:p>
          </table:table-cell>
          <table:table-cell office:value-type="string" table:number-columns-spanned="1" table:number-rows-spanned="2" table:style-name="ce130">
            <text:p>Azul (Ensino Fundamental)</text:p>
          </table:table-cell>
          <table:table-cell office:value-type="float" office:value="6" table:number-columns-spanned="1" table:number-rows-spanned="4" table:style-name="ce105">
            <text:p>6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24" table:number-columns-spanned="1" table:number-rows-spanned="2" table:style-name="ce105">
            <text:p>202024</text:p>
          </table:table-cell>
          <table:table-cell office:value-type="string" table:number-columns-spanned="1" table:number-rows-spanned="2" table:style-name="ce130">
            <text:p>Azul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114">
            <text:p>CO_PROVA_MT</text:p>
          </table:table-cell>
          <table:table-cell office:value-type="string" table:number-columns-spanned="1" table:number-rows-spanned="4" table:style-name="ce126">
            <text:p>Código d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202018" table:number-columns-spanned="1" table:number-rows-spanned="2" table:style-name="ce105">
            <text:p>202018</text:p>
          </table:table-cell>
          <table:table-cell office:value-type="string" table:number-columns-spanned="1" table:number-rows-spanned="2" table:style-name="ce130">
            <text:p>Amarela (Ensino Fundamental)</text:p>
          </table:table-cell>
          <table:table-cell office:value-type="float" office:value="6" table:number-columns-spanned="1" table:number-rows-spanned="4" table:style-name="ce105">
            <text:p>6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22" table:number-columns-spanned="1" table:number-rows-spanned="2" table:style-name="ce105">
            <text:p>202022</text:p>
          </table:table-cell>
          <table:table-cell office:value-type="string" table:number-columns-spanned="1" table:number-rows-spanned="2" table:style-name="ce130">
            <text:p>Amarel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114">
            <text:p>CO_PROVA_CN</text:p>
          </table:table-cell>
          <table:table-cell office:value-type="string" table:number-columns-spanned="1" table:number-rows-spanned="4" table:style-name="ce126">
            <text:p>Código da prova de: Ciências Naturais para os que solicitaram certificação do Ensino Fundamental; ou Ciências da Natureza e suas Tecnologias para os que solicitaram certificação do Ensino Médio</text:p>
          </table:table-cell>
          <table:table-cell office:value-type="float" office:value="202017" table:number-columns-spanned="1" table:number-rows-spanned="2" table:style-name="ce105">
            <text:p>202017</text:p>
          </table:table-cell>
          <table:table-cell office:value-type="string" table:number-columns-spanned="1" table:number-rows-spanned="2" table:style-name="ce130">
            <text:p>Rosa (Ensino Fundamental)</text:p>
          </table:table-cell>
          <table:table-cell office:value-type="float" office:value="6" table:number-columns-spanned="1" table:number-rows-spanned="4" table:style-name="ce105">
            <text:p>6</text:p>
          </table:table-cell>
          <table:table-cell office:value-type="string" table:number-columns-spanned="1" table:number-rows-spanned="4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21" table:number-columns-spanned="1" table:number-rows-spanned="2" table:style-name="ce105">
            <text:p>202021</text:p>
          </table:table-cell>
          <table:table-cell office:value-type="string" table:number-columns-spanned="1" table:number-rows-spanned="2" table:style-name="ce130">
            <text:p>Ros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style-name="ce16">
            <text:p>NU_NOTA_LC<text:s/></text:p>
          </table:table-cell>
          <table:table-cell office:value-type="string" table:style-name="ce14">
            <text:p>Not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22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CH<text:s text:c="3"/></text:p>
          </table:table-cell>
          <table:table-cell office:value-type="string" table:style-name="ce14">
            <text:p>Nota da prova de: História e Geografia para os que solicitaram certificação de Ensino Fundamental; ou Ciências Humanas e suas Tecnologias para os solicitaram certificação do Ensino Médio.</text:p>
          </table:table-cell>
          <table:table-cell table:style-name="ce8"/>
          <table:table-cell table:style-name="ce22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MT<text:s text:c="3"/></text:p>
          </table:table-cell>
          <table:table-cell office:value-type="string" table:style-name="ce14">
            <text:p>Nota da prova de: Matemática para os que solicitaram certificação do Ensino Fundamental; ou Matemática e suas Tecnologias para os que solicitaram certificação do Ensino Médio.</text:p>
          </table:table-cell>
          <table:table-cell table:style-name="ce8"/>
          <table:table-cell table:style-name="ce22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CN<text:s text:c="3"/></text:p>
          </table:table-cell>
          <table:table-cell office:value-type="string" table:style-name="ce14">
            <text:p>Not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8"/>
          <table:table-cell table:style-name="ce22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5">
          <table:table-cell office:value-type="string" table:number-columns-spanned="1" table:number-rows-spanned="2" table:style-name="ce114">
            <text:p>IN_APROVADO_LC</text:p>
          </table:table-cell>
          <table:table-cell office:value-type="string" table:number-columns-spanned="1" table:number-rows-spanned="2" table:style-name="ce127">
            <text:p>Indica se o participante foi aprovado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15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14">
            <text:p>IN_APROVADO_CH</text:p>
          </table:table-cell>
          <table:table-cell office:value-type="string" table:number-columns-spanned="1" table:number-rows-spanned="2" table:style-name="ce127">
            <text:p>Indica se o participante foi aprovado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14">
            <text:p>IN_APROVADO_MT</text:p>
          </table:table-cell>
          <table:table-cell office:value-type="string" table:number-columns-spanned="1" table:number-rows-spanned="2" table:style-name="ce127">
            <text:p>Indica se o participante foi aprovado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14">
            <text:p>IN_APROVADO_CN</text:p>
          </table:table-cell>
          <table:table-cell office:value-type="string" table:number-columns-spanned="1" table:number-rows-spanned="2" table:style-name="ce127">
            <text:p>Indica se o participante foi aprovado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05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16">
          <table:table-cell office:value-type="string" table:style-name="ce16">
            <text:p>TX_RESPOSTAS_LC</text:p>
          </table:table-cell>
          <table:table-cell office:value-type="string" table:style-name="ce14">
            <text:p>Vetor com as respostas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22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TX_RESPOSTAS_CH</text:p>
          </table:table-cell>
          <table:table-cell office:value-type="string" table:style-name="ce14">
            <text:p>Vetor com as respostas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style-name="ce8"/>
          <table:table-cell table:style-name="ce22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TX_RESPOSTAS_MT</text:p>
          </table:table-cell>
          <table:table-cell office:value-type="string" table:style-name="ce14">
            <text:p>Vetor com as respostas da parte objetiva da prova de: Matemática para os que solicitaram certificação do Ensino Fundamental; ou Matemática e suas Tecnologias para os que solicitaram certificação do Ensino Médio.</text:p>
          </table:table-cell>
          <table:table-cell table:style-name="ce8"/>
          <table:table-cell table:style-name="ce22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7">
          <table:table-cell office:value-type="string" table:style-name="ce16">
            <text:p>TX_RESPOSTAS_CN</text:p>
          </table:table-cell>
          <table:table-cell office:value-type="string" table:style-name="ce14">
            <text:p>Vetor com as respostas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8"/>
          <table:table-cell table:style-name="ce22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8">
          <table:table-cell office:value-type="string" table:style-name="ce16">
            <text:p>TX_GABARITO_LC</text:p>
          </table:table-cell>
          <table:table-cell office:value-type="string" table:style-name="ce14">
            <text:p>Vetor com o gabarito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22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7">
            <text:p>TX_GABARITO_CH</text:p>
          </table:table-cell>
          <table:table-cell office:value-type="string" table:style-name="ce14">
            <text:p>Vetor com o gabarito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TX_GABARITO_MT</text:p>
          </table:table-cell>
          <table:table-cell office:value-type="string" table:style-name="ce14">
            <text:p>Vetor com o gabarito da parte objetiva da prova de: Matemática para os que solicitaram certificação do Ensino Fundamental; ou Matemática e suas Tecnologias para os que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TX_GABARITO_CN</text:p>
          </table:table-cell>
          <table:table-cell office:value-type="string" table:style-name="ce14">
            <text:p>Vetor com o gabarito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25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29">
            <text:p>TP_STATUS_REDACAO</text:p>
          </table:table-cell>
          <table:table-cell office:value-type="string" table:number-columns-spanned="1" table:number-rows-spanned="8" table:style-name="ce129">
            <text:p>Situação da redação do participant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Sem problemas</text:p>
          </table:table-cell>
          <table:table-cell office:value-type="float" office:value="1" table:number-columns-spanned="1" table:number-rows-spanned="8" table:style-name="ce105">
            <text:p>1</text:p>
          </table:table-cell>
          <table:table-cell office:value-type="string" table:number-columns-spanned="1" table:number-rows-spanned="8" table:style-name="ce105">
            <text:p>Numérica</text:p>
          </table:table-cell>
          <table:table-cell table:number-columns-repeated="16378"/>
        </table:table-row>
        <table:table-row table:style-name="ro9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7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2">
            <text:p>Cópia Texto Motivad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2">
            <text:p>Em Bran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2">
            <text:p>Fuga ao tem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2">
            <text:p>Não atendimento ao tipo tex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2">
            <text:p>Texto insufici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8">
            <text:p>9</text:p>
          </table:table-cell>
          <table:table-cell office:value-type="string" table:style-name="ce12">
            <text:p>Parte desconectada</text:p>
          </table:table-cell>
          <table:covered-table-cell/>
          <table:covered-table-cell/>
          <table:table-cell table:number-columns-repeated="16378"/>
        </table:table-row>
        <table:table-row table:style-name="ro10">
          <table:table-cell office:value-type="string" table:style-name="ce6">
            <text:p>NU_NOTA_COMP1</text:p>
          </table:table-cell>
          <table:table-cell office:value-type="string" table:style-name="ce11">
            <text:p>Nota da competência 1 -<text:s/><text:span text:style-name="T2">Demonstrar domínio da modalidade escrita formal da Língua Portugues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9">
          <table:table-cell office:value-type="string" table:style-name="ce6">
            <text:p>NU_NOTA_COMP2</text:p>
          </table:table-cell>
          <table:table-cell office:value-type="string" table:style-name="ce11">
            <text:p>Nota da competência 2 -<text:s/><text:span text:style-name="T2">Compreender a proposta de redação e aplicar conceitos das várias áreas de conhecimento para desenvolver o tema, dentro dos limites estruturais do texto dissertativo-argumentativo em pros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0">
          <table:table-cell office:value-type="string" table:style-name="ce6">
            <text:p>NU_NOTA_COMP3</text:p>
          </table:table-cell>
          <table:table-cell office:value-type="string" table:style-name="ce11">
            <text:p>Nota da competência 3 -<text:s/><text:span text:style-name="T2">Selecionar, relacionar, organizar e interpretar informações, fatos, opiniões e argumentos em defesa de um ponto de vist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0">
          <table:table-cell office:value-type="string" table:style-name="ce6">
            <text:p>NU_NOTA_COMP4</text:p>
          </table:table-cell>
          <table:table-cell office:value-type="string" table:style-name="ce11">
            <text:p>Nota da competência 4 -<text:s/><text:span text:style-name="T2">Demonstrar conhecimento dos mecanismos linguísticos necessários para a construção da argumentação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3">
          <table:table-cell office:value-type="string" table:style-name="ce6">
            <text:p>NU_NOTA_COMP5</text:p>
          </table:table-cell>
          <table:table-cell office:value-type="string" table:style-name="ce11">
            <text:p>Nota da competência 5 -<text:s/><text:span text:style-name="T2">Elaborar proposta de intervenção para o problema abordado, respeitando os direitos humanos.</text:span><text:s/>Essa nota será atribuída apenas para os participantes que solicitaram certificação de Ensino Médio.<text:s/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U_NOTA_REDACAO</text:p>
          </table:table-cell>
          <table:table-cell office:value-type="string" table:style-name="ce9">
            <text:p>Nota da prova de redação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number-rows-repeated="1048465" table:style-name="ro1">
          <table:table-cell table:number-columns-repeated="16384"/>
        </table:table-row>
      </table:table>
      <table:table table:name="QUESTIONÁRIO_NACIONAL_PPL" table:style-name="ta1"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1">
          <table:table-cell office:value-type="string" table:number-columns-spanned="6" table:number-rows-spanned="2" table:style-name="ce59">
            <text:p>DICIONÁRIO DE VARIÁVEIS - ENCCEJA 2020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1">
            <text:p>NOME DA VARIÁVEL</text:p>
          </table:table-cell>
          <table:table-cell office:value-type="string" table:number-columns-spanned="1" table:number-rows-spanned="2" table:style-name="ce61">
            <text:p>Descrição</text:p>
          </table:table-cell>
          <table:table-cell office:value-type="string" table:number-columns-spanned="2" table:number-rows-spanned="1" table:style-name="ce62">
            <text:p>Variáveis Categóricas</text:p>
          </table:table-cell>
          <table:covered-table-cell/>
          <table:table-cell office:value-type="string" table:number-columns-spanned="1" table:number-rows-spanned="2" table:style-name="ce62">
            <text:p>Tamanho<text:s/></text:p>
          </table:table-cell>
          <table:table-cell office:value-type="string" table:number-columns-spanned="1" table:number-rows-spanned="2" table:style-name="ce62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25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9">
          <table:table-cell office:value-type="string" table:number-columns-spanned="1" table:number-rows-spanned="2" table:style-name="ce36">
            <text:p>Q001</text:p>
          </table:table-cell>
          <table:table-cell office:value-type="string" table:number-columns-spanned="1" table:number-rows-spanned="2" table:style-name="ce37">
            <text:p>Você está inserido em que tipo de Uni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Prisional (maiores de 18 anos)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ocioeducativa (menores de 18 anos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6">
            <text:p>Q002</text:p>
          </table:table-cell>
          <table:table-cell office:value-type="string" table:number-columns-spanned="1" table:number-rows-spanned="5" table:style-name="ce37">
            <text:p>Como você se considera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Branco(a).</text:p>
          </table:table-cell>
          <table:table-cell office:value-type="float" office:value="1" table:number-columns-spanned="1" table:number-rows-spanned="5" table:style-name="ce93">
            <text:p>1</text:p>
          </table:table-cell>
          <table:table-cell office:value-type="string" table:number-columns-spanned="1" table:number-rows-spanned="5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Pard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Pret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marel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6">
            <text:p>Q003</text:p>
          </table:table-cell>
          <table:table-cell office:value-type="string" table:number-columns-spanned="1" table:number-rows-spanned="5" table:style-name="ce37">
            <text:p>Qual o seu estado civil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olteiro(a)</text:p>
          </table:table-cell>
          <table:table-cell office:value-type="float" office:value="1" table:number-columns-spanned="1" table:number-rows-spanned="5" table:style-name="ce93">
            <text:p>1</text:p>
          </table:table-cell>
          <table:table-cell office:value-type="string" table:number-columns-spanned="1" table:number-rows-spanned="5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asado(a)</text:p>
          </table:table-cell>
          <table:covered-table-cell/>
          <table:covered-table-cell/>
          <table:table-cell table:number-columns-repeated="16378"/>
        </table:table-row>
        <table:table-row table:style-name="ro20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Possui relação estável com um(a) companheiro(a)/</text:p>
            <text:p>amasia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eparado(a) / divorciado(a) / desquitad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04</text:p>
          </table:table-cell>
          <table:table-cell office:value-type="string" table:number-columns-spanned="1" table:number-rows-spanned="6" table:style-name="ce37">
            <text:p>Onde você morava antes de ser privado de sua liberdad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Em casa ou apartamento, com minha família.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m casa ou apartamento, sozinh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m quarto ou cômodo alugado, sozinho(a).</text:p>
          </table:table-cell>
          <table:covered-table-cell/>
          <table:covered-table-cell/>
          <table:table-cell table:number-columns-repeated="16378"/>
        </table:table-row>
        <table:table-row table:style-name="ro20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m habitação coletiva: albergue, hotel, hospedaria, quartel, pensionato, república etc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Na ru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tinha moradia fix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005</text:p>
          </table:table-cell>
          <table:table-cell office:value-type="string" table:number-columns-spanned="1" table:number-rows-spanned="4" table:style-name="ce37">
            <text:p>Como era a sua moradi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Própria.</text:p>
          </table:table-cell>
          <table:table-cell office:value-type="float" office:value="1" table:number-columns-spanned="1" table:number-rows-spanned="4" table:style-name="ce93">
            <text:p>1</text:p>
          </table:table-cell>
          <table:table-cell office:value-type="string" table:number-columns-spanned="1" table:number-rows-spanned="4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lug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edi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u morava na ru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006</text:p>
          </table:table-cell>
          <table:table-cell office:value-type="string" table:number-columns-spanned="1" table:number-rows-spanned="4" table:style-name="ce37">
            <text:p>A sua moradia estava localizada em: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Zona rural</text:p>
          </table:table-cell>
          <table:table-cell office:value-type="float" office:value="1" table:number-columns-spanned="1" table:number-rows-spanned="4" table:style-name="ce93">
            <text:p>1</text:p>
          </table:table-cell>
          <table:table-cell office:value-type="string" table:number-columns-spanned="1" table:number-rows-spanned="4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Zona urb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omunidade indíge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omunidade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07A</text:p>
          </table:table-cell>
          <table:table-cell office:value-type="string" table:number-columns-spanned="1" table:number-rows-spanned="2" table:style-name="ce37">
            <text:p>Quem morava com você? Morava sozinho(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07B</text:p>
          </table:table-cell>
          <table:table-cell office:value-type="string" table:number-columns-spanned="1" table:number-rows-spanned="2" table:style-name="ce37">
            <text:p>Quem morava com você? Pai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07C</text:p>
          </table:table-cell>
          <table:table-cell office:value-type="string" table:number-columns-spanned="1" table:number-rows-spanned="2" table:style-name="ce37">
            <text:p>Quem morava com você? <text:s/>Mãe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07D</text:p>
          </table:table-cell>
          <table:table-cell office:value-type="string" table:number-columns-spanned="1" table:number-rows-spanned="2" table:style-name="ce37">
            <text:p>Quem morava com você? Esposo(a)/ companheiro(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07E</text:p>
          </table:table-cell>
          <table:table-cell office:value-type="string" table:number-columns-spanned="1" table:number-rows-spanned="2" table:style-name="ce37">
            <text:p>Quem morava com você? Filhos(as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07F</text:p>
          </table:table-cell>
          <table:table-cell office:value-type="string" table:number-columns-spanned="1" table:number-rows-spanned="2" table:style-name="ce37">
            <text:p>Quem morava com você? Irmãos(ãs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07G</text:p>
          </table:table-cell>
          <table:table-cell office:value-type="string" table:number-columns-spanned="1" table:number-rows-spanned="2" table:style-name="ce37">
            <text:p>Quem morava com você? Outros parentes, amigos(as) ou colega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36">
            <text:p>Q008</text:p>
          </table:table-cell>
          <table:table-cell office:value-type="string" table:number-columns-spanned="1" table:number-rows-spanned="5" table:style-name="ce37">
            <text:p>Quantas pessoas moravam com você? (incluindo filhos, irmãos, parentes e amigos - 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Morava sozinho.</text:p>
          </table:table-cell>
          <table:table-cell office:value-type="float" office:value="1" table:number-columns-spanned="1" table:number-rows-spanned="5" table:style-name="ce134">
            <text:p>1</text:p>
          </table:table-cell>
          <table:table-cell office:value-type="string" table:number-columns-spanned="1" table:number-rows-spanned="5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Uma a trê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Quatro a sete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Oito a dez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Mais de dez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009</text:p>
          </table:table-cell>
          <table:table-cell office:value-type="string" table:number-columns-spanned="1" table:number-rows-spanned="4" table:style-name="ce37">
            <text:p>Quantos(as) filhos(as) você tem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Um(a).</text:p>
          </table:table-cell>
          <table:table-cell office:value-type="float" office:value="1" table:number-columns-spanned="1" table:number-rows-spanned="4" table:style-name="ce93">
            <text:p>1</text:p>
          </table:table-cell>
          <table:table-cell office:value-type="string" table:number-columns-spanned="1" table:number-rows-spanned="4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ois(du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Trê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ão tenho filhos(as). (Passe para a questão 11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010</text:p>
          </table:table-cell>
          <table:table-cell office:value-type="string" table:number-columns-spanned="1" table:number-rows-spanned="4" table:style-name="ce37">
            <text:p>Com quem estão seus filhos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om a mãe deles / com o pai deles.</text:p>
          </table:table-cell>
          <table:table-cell office:value-type="float" office:value="1" table:number-columns-spanned="1" table:number-rows-spanned="4" table:style-name="ce134">
            <text:p>1</text:p>
          </table:table-cell>
          <table:table-cell office:value-type="string" table:number-columns-spanned="1" table:number-rows-spanned="4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om minha família ou com parent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stão em uma instituiç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36">
            <text:p>Q011</text:p>
          </table:table-cell>
          <table:table-cell office:value-type="string" table:number-columns-spanned="1" table:number-rows-spanned="9" table:style-name="ce37">
            <text:p>Qual é o nível de escolaridade do seu pai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, 1º grau).</text:p>
          </table:table-cell>
          <table:table-cell office:value-type="float" office:value="1" table:number-columns-spanned="1" table:number-rows-spanned="9" table:style-name="ce93">
            <text:p>1</text:p>
          </table:table-cell>
          <table:table-cell office:value-type="string" table:number-columns-spanned="1" table:number-rows-spanned="9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Mest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outo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36">
            <text:p>Q012</text:p>
          </table:table-cell>
          <table:table-cell office:value-type="string" table:number-columns-spanned="1" table:number-rows-spanned="9" table:style-name="ce37">
            <text:p>Qual é o nível de escolaridade da sua mã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, 1º grau).</text:p>
          </table:table-cell>
          <table:table-cell office:value-type="float" office:value="1" table:number-columns-spanned="1" table:number-rows-spanned="9" table:style-name="ce134">
            <text:p>1</text:p>
          </table:table-cell>
          <table:table-cell office:value-type="string" table:number-columns-spanned="1" table:number-rows-spanned="9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Mest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outo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13</text:p>
          </table:table-cell>
          <table:table-cell office:value-type="string" table:number-columns-spanned="1" table:number-rows-spanned="2" table:style-name="ce37">
            <text:p>Você tinha alguma renda antes de estar privado de liberdad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 (passe para a pergunta 15)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8" table:style-name="ce135">
            <text:p>Q014</text:p>
          </table:table-cell>
          <table:table-cell office:value-type="string" table:number-columns-spanned="1" table:number-rows-spanned="8" table:style-name="ce133">
            <text:p>Qual era a sua renda mensal, aproximadamente? (Marque apenas uma resposta)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Nenhuma renda.</text:p>
          </table:table-cell>
          <table:table-cell office:value-type="float" office:value="1" table:number-columns-spanned="1" table:number-rows-spanned="8" table:style-name="ce134">
            <text:p>1</text:p>
          </table:table-cell>
          <table:table-cell office:value-type="string" table:number-columns-spanned="1" table:number-rows-spanned="8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Até 1 salário mínimo (até R$ 1.04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De 1 a 3 salários mínimos (de R$ 1.045,01 até R$ 3.13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De 3 a 6 salários mínimos (de R$ 3.135,01 até R$6.27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De 6 a 9 salários mínimos (de R$ 6.270,01 até R$ 9.40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1">
            <text:p>De 9 a 12 salários mínimos (de R$ 9.405,01 até R$ 12.54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G</text:p>
          </table:table-cell>
          <table:table-cell office:value-type="string" table:style-name="ce21">
            <text:p>De 12 a 15 salários mínimos (de R$ 12.540,01 até R$ 15.67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21">
            <text:p>Mais de 15 salários mínimos (mais de R$ 15.67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36">
            <text:p>Q015</text:p>
          </table:table-cell>
          <table:table-cell office:value-type="string" table:number-columns-spanned="1" table:number-rows-spanned="8" table:style-name="ce37">
            <text:p>Somando a sua renda com a renda das pessoas que moravam com você, quanto era, aproximadamente, a renda familiar mensal? (Marque apenas uma resposta)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Nenhuma renda.</text:p>
          </table:table-cell>
          <table:table-cell office:value-type="float" office:value="1" table:number-columns-spanned="1" table:number-rows-spanned="8" table:style-name="ce93">
            <text:p>1</text:p>
          </table:table-cell>
          <table:table-cell office:value-type="string" table:number-columns-spanned="1" table:number-rows-spanned="8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Até 1 salário mínimo (até R$ 1.04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De 1 a 3 salários mínimos (de R$ 1.045,01 até R$ 3.13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De 3 a 6 salários mínimos (de R$ 3.135,01 até R$6.27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De 6 a 9 salários mínimos (de R$ 6.270,01 até R$ 9.40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21">
            <text:p>De 9 a 12 salários mínimos (de R$ 9.405,01 até R$ 12.54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G</text:p>
          </table:table-cell>
          <table:table-cell office:value-type="string" table:style-name="ce21">
            <text:p>De 12 a 15 salários mínimos (de R$ 12.540,01 até R$ 15.67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21">
            <text:p>Mais de 15 salários mínimos (mais de R$ 15.675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16</text:p>
          </table:table-cell>
          <table:table-cell office:value-type="string" table:number-columns-spanned="1" table:number-rows-spanned="2" table:style-name="ce37">
            <text:p>Você realiza algum trabalho na Unidade em que está inserid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34">
            <text:p>1</text:p>
          </table:table-cell>
          <table:table-cell office:value-type="string" table:number-columns-spanned="1" table:number-rows-spanned="2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36">
            <text:p>Q017</text:p>
          </table:table-cell>
          <table:table-cell office:value-type="string" table:number-columns-spanned="1" table:number-rows-spanned="3" table:style-name="ce37">
            <text:p>Antes de ter sua liberdade privada, você trabalhou ou teve alguma atividade remunerada durante seus estudos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3" table:style-name="ce93">
            <text:p>1</text:p>
          </table:table-cell>
          <table:table-cell office:value-type="string" table:number-columns-spanned="1" table:number-rows-spanned="3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, não trabalhei enquanto estudava. (passe para a pergunta 22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Não, nunca estudei. (passe para a pergunta 22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018</text:p>
          </table:table-cell>
          <table:table-cell office:value-type="string" table:number-columns-spanned="1" table:number-rows-spanned="4" table:style-name="ce37">
            <text:p>Com que idade você começou a trabalhar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ntes dos 14 anos.</text:p>
          </table:table-cell>
          <table:table-cell office:value-type="float" office:value="1" table:number-columns-spanned="1" table:number-rows-spanned="4" table:style-name="ce134">
            <text:p>1</text:p>
          </table:table-cell>
          <table:table-cell office:value-type="string" table:number-columns-spanned="1" table:number-rows-spanned="4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ntre 14 e 16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tre 17 e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pós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19A</text:p>
          </table:table-cell>
          <table:table-cell office:value-type="string" table:number-columns-spanned="1" table:number-rows-spanned="2" table:style-name="ce37">
            <text:p>Como você avalia ter trabalhado durante seus estudos? Atrapalhou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36">
            <text:p>Q019B</text:p>
          </table:table-cell>
          <table:table-cell office:value-type="string" table:number-columns-spanned="1" table:number-rows-spanned="2" table:style-name="ce37">
            <text:p>Como você avalia ter trabalhado durante seus estudos? <text:s/>Possibilitou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36">
            <text:p>Q019C</text:p>
          </table:table-cell>
          <table:table-cell office:value-type="string" table:number-columns-spanned="1" table:number-rows-spanned="2" table:style-name="ce37">
            <text:p>Como você avalia ter trabalhado durante seus estudos? Possibilitou meu crescimento pesso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36">
            <text:p>Q019D</text:p>
          </table:table-cell>
          <table:table-cell office:value-type="string" table:number-columns-spanned="1" table:number-rows-spanned="2" table:style-name="ce37">
            <text:p>Como você avalia ter trabalhado durante seus estudos? Não atrapalhou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6">
            <text:p>Q020</text:p>
          </table:table-cell>
          <table:table-cell office:value-type="string" table:number-columns-spanned="1" table:number-rows-spanned="5" table:style-name="ce37">
            <text:p>Quantas horas você trabalhav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em jornada fixa, até 10 horas semanais.</text:p>
          </table:table-cell>
          <table:table-cell office:value-type="float" office:value="1" table:number-columns-spanned="1" table:number-rows-spanned="5" table:style-name="ce134">
            <text:p>1</text:p>
          </table:table-cell>
          <table:table-cell office:value-type="string" table:number-columns-spanned="1" table:number-rows-spanned="5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e 11 a 2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De 21 a 3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De 31 a 4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Mais de 4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21.1</text:p>
          </table:table-cell>
          <table:table-cell office:value-type="string" table:number-columns-spanned="1" table:number-rows-spanned="6" table:style-name="ce37">
            <text:p>Indique o grau de importância de cada um dos motivos abaixo na sua decisão de trabalhar. Ajudar meus pais nas despesas com a cas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aior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21.2</text:p>
          </table:table-cell>
          <table:table-cell office:value-type="string" table:number-columns-spanned="1" table:number-rows-spanned="6" table:style-name="ce37">
            <text:p>Indique o grau de importância de cada um dos motivos abaixo na sua decisão de trabalhar. Sustentar minha família (esposo/a, companheiro /a, filhos/as etc.)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aior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21.3</text:p>
          </table:table-cell>
          <table:table-cell office:value-type="string" table:number-columns-spanned="1" table:number-rows-spanned="6" table:style-name="ce37">
            <text:p>Indique o grau de importância de cada um dos motivos abaixo na sua decisão de trabalhar. Ser independente (ganhar meu próprio dinheiro)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aior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21.4</text:p>
          </table:table-cell>
          <table:table-cell office:value-type="string" table:number-columns-spanned="1" table:number-rows-spanned="6" table:style-name="ce37">
            <text:p>Indique o grau de importância de cada um dos motivos abaixo na sua decisão de trabalhar. Adquirir experiênci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aior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21.5</text:p>
          </table:table-cell>
          <table:table-cell office:value-type="string" table:number-columns-spanned="1" table:number-rows-spanned="6" table:style-name="ce37">
            <text:p>Indique o grau de importância de cada um dos motivos abaixo na sua decisão de trabalhar. Custear/ pagar meus estud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aior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22.1</text:p>
          </table:table-cell>
          <table:table-cell office:value-type="string" table:number-columns-spanned="1" table:number-rows-spanned="6" table:style-name="ce37">
            <text:p>Indique o grau de importância dos motivos que levaram você a participar do ENCCEJA. Testar meus conheciment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o fator menos relevante e 5 o fator mais relevante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22.2</text:p>
          </table:table-cell>
          <table:table-cell office:value-type="string" table:number-columns-spanned="1" table:number-rows-spanned="6" table:style-name="ce37">
            <text:p>Indique o grau de importância dos motivos que levaram você a participar do ENCCEJA. Prosseguir os estud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o fator menos relevante e 5 o fator mais relevante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22.3</text:p>
          </table:table-cell>
          <table:table-cell office:value-type="string" table:number-columns-spanned="1" table:number-rows-spanned="6" table:style-name="ce37">
            <text:p>Indique o grau de importância dos motivos que levaram você a participar do ENCCEJA. Acelerar meus estud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o fator menos relevante e 5 o fator mais relevante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22.4</text:p>
          </table:table-cell>
          <table:table-cell office:value-type="string" table:number-columns-spanned="1" table:number-rows-spanned="6" table:style-name="ce37">
            <text:p>Indique o grau de importância dos motivos que levaram você a participar do ENCCEJA. Conseguir um empreg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o fator menos relevante e 5 o fator mais relevante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36">
            <text:p>Q022.5</text:p>
          </table:table-cell>
          <table:table-cell office:value-type="string" table:number-columns-spanned="1" table:number-rows-spanned="6" table:style-name="ce37">
            <text:p>Indique o grau de importância dos motivos que levaram você a participar do ENCCEJA. Obter a certificação do Ensino Fundamental ou Ensino Médi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o fator menos relevante e 5 o fator mais relevante</text:p>
          </table:table-cell>
          <table:table-cell office:value-type="float" office:value="1" table:number-columns-spanned="1" table:number-rows-spanned="6" table:style-name="ce134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2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23A</text:p>
          </table:table-cell>
          <table:table-cell office:value-type="string" table:number-columns-spanned="1" table:number-rows-spanned="2" table:style-name="ce37">
            <text:p>Quais as três principais contribuições ao concluir o Ensino Fundamental ou Médio? Obtenção de um certificado de conclusão do Ensino Fundamental ou Médi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23B</text:p>
          </table:table-cell>
          <table:table-cell office:value-type="string" table:number-columns-spanned="1" table:number-rows-spanned="2" table:style-name="ce37">
            <text:p>Quais as três principais contribuições ao concluir o Ensino Fundamental ou Médio? Formação básica necessária para obter um emprego melhor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23C</text:p>
          </table:table-cell>
          <table:table-cell office:value-type="string" table:number-columns-spanned="1" table:number-rows-spanned="2" table:style-name="ce37">
            <text:p>Quais as três principais contribuições ao concluir o Ensino Fundamental ou Médio? Ampliação de minha formação pesso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23D</text:p>
          </table:table-cell>
          <table:table-cell office:value-type="string" table:number-columns-spanned="1" table:number-rows-spanned="2" table:style-name="ce37">
            <text:p>Quais as três principais contribuições ao concluir o Ensino Fundamental ou Médio? Formação básica necessária para continuar o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23E</text:p>
          </table:table-cell>
          <table:table-cell office:value-type="string" table:number-columns-spanned="1" table:number-rows-spanned="2" table:style-name="ce37">
            <text:p>Quais as três principais contribuições ao concluir o Ensino Fundamental ou Médio? Atender à expectativa de meus pais sobre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24</text:p>
          </table:table-cell>
          <table:table-cell office:value-type="string" table:number-columns-spanned="1" table:number-rows-spanned="2" table:style-name="ce37">
            <text:p>Você já frequentou alguma vez a escola regular?</text:p>
            <text:p>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. (Passe para a pergunta 29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025</text:p>
          </table:table-cell>
          <table:table-cell office:value-type="string" table:number-columns-spanned="1" table:number-rows-spanned="4" table:style-name="ce37">
            <text:p>Você já reprovou alguma vez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, nunca.</text:p>
          </table:table-cell>
          <table:table-cell office:value-type="float" office:value="1" table:number-columns-spanned="1" table:number-rows-spanned="4" table:style-name="ce93">
            <text:p>1</text:p>
          </table:table-cell>
          <table:table-cell office:value-type="string" table:number-columns-spanned="1" table:number-rows-spanned="4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im, uma vez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Sim, duas vez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im, três veze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36">
            <text:p>Q026</text:p>
          </table:table-cell>
          <table:table-cell office:value-type="string" table:number-columns-spanned="1" table:number-rows-spanned="12" table:style-name="ce37">
            <text:p>Se você já frequentou a escola regular, em que série você deixou de estudar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 deixei de estudar</text:p>
          </table:table-cell>
          <table:table-cell office:value-type="float" office:value="1" table:number-columns-spanned="1" table:number-rows-spanned="12" table:style-name="ce93">
            <text:p>1</text:p>
          </table:table-cell>
          <table:table-cell office:value-type="string" table:number-columns-spanned="1" table:number-rows-spanned="1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1ª série/ 2º ano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2ª série/ 3º ano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3ª série/ 4º ano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4ª série/ 5º ano do Ensino Fundamental (antigo primário, 1°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5ª série/ 6º ano do Ensino Fundamental (antigo ginásio, 1°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6ª série/ 7º ano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7ª série/ 8º ano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8ª série/ 9º ano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J</text:p>
          </table:table-cell>
          <table:table-cell office:value-type="string" table:style-name="ce5">
            <text:p>1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K</text:p>
          </table:table-cell>
          <table:table-cell office:value-type="string" table:style-name="ce5">
            <text:p>2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</text:p>
          </table:table-cell>
          <table:table-cell office:value-type="string" table:style-name="ce5">
            <text:p>3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6">
            <text:p>Q027</text:p>
          </table:table-cell>
          <table:table-cell office:value-type="string" table:number-columns-spanned="1" table:number-rows-spanned="5" table:style-name="ce37">
            <text:p>Em que tipo de escola você cursou a maior parte do Ensino Fundamental ou Ensino Médi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Em escola pública.</text:p>
          </table:table-cell>
          <table:table-cell office:value-type="float" office:value="1" table:number-columns-spanned="1" table:number-rows-spanned="5" table:style-name="ce93">
            <text:p>1</text:p>
          </table:table-cell>
          <table:table-cell office:value-type="string" table:number-columns-spanned="1" table:number-rows-spanned="5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m escola partic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m escola 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m escola situada em comunidade quilomb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m escola da Unidade Prisional/ Socioeducativ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6">
            <text:p>Q028</text:p>
          </table:table-cell>
          <table:table-cell office:value-type="string" table:number-columns-spanned="1" table:number-rows-spanned="5" table:style-name="ce37">
            <text:p>Você deixou de estudar durante o Ensino Fundamental ou Ensino Médi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</text:p>
          </table:table-cell>
          <table:table-cell office:value-type="float" office:value="1" table:number-columns-spanned="1" table:number-rows-spanned="5" table:style-name="ce93">
            <text:p>1</text:p>
          </table:table-cell>
          <table:table-cell office:value-type="string" table:number-columns-spanned="1" table:number-rows-spanned="5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im, por um a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Sim, por dois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im, por três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Sim, por quatro anos ou mais</text:p>
          </table:table-cell>
          <table:covered-table-cell/>
          <table:covered-table-cell/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36">
            <text:p>Q029</text:p>
          </table:table-cell>
          <table:table-cell office:value-type="string" table:number-columns-spanned="1" table:number-rows-spanned="5" table:style-name="ce37">
            <text:p>Pensando nos seus conhecimentos, como você considera o seu preparo para conseguir um emprego ou exercer alguma atividade profissional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Eu me considero preparado(a) para entrar no mercado de trabalho.</text:p>
          </table:table-cell>
          <table:table-cell office:value-type="float" office:value="1" table:number-columns-spanned="1" table:number-rows-spanned="5" table:style-name="ce93">
            <text:p>1</text:p>
          </table:table-cell>
          <table:table-cell office:value-type="string" table:number-columns-spanned="1" table:number-rows-spanned="5" table:style-name="ce93">
            <text:p>Alfanumérica</text:p>
          </table:table-cell>
          <table:table-cell table:number-columns-repeated="16378"/>
        </table:table-row>
        <table:table-row table:style-name="ro20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pesar de ter frequentado uma boa escola, eu me considero despreparado(a) para conseguir um bom emprego.</text:p>
          </table:table-cell>
          <table:covered-table-cell/>
          <table:covered-table-cell/>
          <table:table-cell table:number-columns-repeated="16378"/>
        </table:table-row>
        <table:table-row table:style-name="ro20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u me considero despreparado(a) devido à baixa qualidade do ensino de minha escola.</text:p>
          </table:table-cell>
          <table:covered-table-cell/>
          <table:covered-table-cell/>
          <table:table-cell table:number-columns-repeated="16378"/>
        </table:table-row>
        <table:table-row table:style-name="ro20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u me considero preparado, mas não sei se o mercado de trabalho me aceitará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30.1</text:p>
          </table:table-cell>
          <table:table-cell office:value-type="string" table:number-columns-spanned="1" table:number-rows-spanned="6" table:style-name="ce37">
            <text:p>Se você não frequentou ou abandonou a escola regular, em que medida os motivos abaixo influenciaram nesse fato? Inexistência de vaga em escola pública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uita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30.2</text:p>
          </table:table-cell>
          <table:table-cell office:value-type="string" table:number-columns-spanned="1" table:number-rows-spanned="6" table:style-name="ce37">
            <text:p>Se você não frequentou ou abandonou a escola regular, em que medida os motivos abaixo influenciaram nesse fato? Ausência de escola perto de casa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uita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30.3</text:p>
          </table:table-cell>
          <table:table-cell office:value-type="string" table:number-columns-spanned="1" table:number-rows-spanned="6" table:style-name="ce37">
            <text:p>Se você não frequentou ou abandonou a escola regular, em que medida os motivos abaixo influenciaram nesse fato? Falta de interesse em estudar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uita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30.4</text:p>
          </table:table-cell>
          <table:table-cell office:value-type="string" table:number-columns-spanned="1" table:number-rows-spanned="6" table:style-name="ce37">
            <text:p>Se você não frequentou ou abandonou a escola regular, em que medida os motivos abaixo influenciaram nesse fato? Trabalho: falta de tempo para estudar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uita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30.5</text:p>
          </table:table-cell>
          <table:table-cell office:value-type="string" table:number-columns-spanned="1" table:number-rows-spanned="6" table:style-name="ce37">
            <text:p>Se você não frequentou ou abandonou a escola regular, em que medida os motivos abaixo influenciaram nesse fato? Motivos pessoais: casamentos/ filhos(as)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uita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30.6</text:p>
          </table:table-cell>
          <table:table-cell office:value-type="string" table:number-columns-spanned="1" table:number-rows-spanned="6" table:style-name="ce37">
            <text:p>Se você não frequentou ou abandonou a escola regular, em que medida os motivos abaixo influenciaram nesse fato? Falta de apoio familiar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uita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30.7</text:p>
          </table:table-cell>
          <table:table-cell office:value-type="string" table:number-columns-spanned="1" table:number-rows-spanned="6" table:style-name="ce37">
            <text:p>Se você não frequentou ou abandonou a escola regular, em que medida os motivos abaixo influenciaram nesse fato? Problemas de saúde ou acidente comigo ou familiares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uita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30.8</text:p>
          </table:table-cell>
          <table:table-cell office:value-type="string" table:number-columns-spanned="1" table:number-rows-spanned="6" table:style-name="ce37">
            <text:p>Se você não frequentou ou abandonou a escola regular, em que medida os motivos abaixo influenciaram nesse fato? Discriminação de raça, sexo, cor idade ou econômic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86">
            <text:p>0 indica nenhuma importância e 5 muita importância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36">
            <text:p>Q031</text:p>
          </table:table-cell>
          <table:table-cell office:value-type="string" table:number-columns-spanned="1" table:number-rows-spanned="8" table:style-name="ce37">
            <text:p>Quantos anos de idade você tinha quando parou de frequentar a escola regular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Menos de 10 anos.</text:p>
          </table:table-cell>
          <table:table-cell office:value-type="float" office:value="1" table:number-columns-spanned="1" table:number-rows-spanned="8" table:style-name="ce93">
            <text:p>1</text:p>
          </table:table-cell>
          <table:table-cell office:value-type="string" table:number-columns-spanned="1" table:number-rows-spanned="8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ntre 10 e 1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tre 15 e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tre 19 e 2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ntre 25 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Mais d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Não deixei de frequent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frequent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36">
            <text:p>Q032</text:p>
          </table:table-cell>
          <table:table-cell office:value-type="string" table:number-columns-spanned="1" table:number-rows-spanned="5" table:style-name="ce37">
            <text:p>Qual principal motivo que faria você voltar a estudar ou continuar estudand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onseguir um emprego.</text:p>
          </table:table-cell>
          <table:table-cell office:value-type="float" office:value="1" table:number-columns-spanned="1" table:number-rows-spanned="5" table:style-name="ce93">
            <text:p>1</text:p>
          </table:table-cell>
          <table:table-cell office:value-type="string" table:number-columns-spanned="1" table:number-rows-spanned="5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Retomar os estud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Adquirir mais conhecimento, ficar atualiz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tender à expectativa de meus familiar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Não pretendo voltar a estud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36">
            <text:p>Q033</text:p>
          </table:table-cell>
          <table:table-cell office:value-type="string" table:number-columns-spanned="1" table:number-rows-spanned="6" table:style-name="ce37">
            <text:p>Quais dos cursos abaixo você frequentou ou frequent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urso profissionalizante.</text:p>
          </table:table-cell>
          <table:table-cell office:value-type="float" office:value="1" table:number-columns-spanned="1" table:number-rows-spanned="6" table:style-name="ce93">
            <text:p>1</text:p>
          </table:table-cell>
          <table:table-cell office:value-type="string" table:number-columns-spanned="1" table:number-rows-spanned="6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urso de língua estrangeir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urso de computação ou informát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urso preparatório para outros concursos públic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Outro curs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frequentei curs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36">
            <text:p>Q034</text:p>
          </table:table-cell>
          <table:table-cell office:value-type="string" table:number-columns-spanned="1" table:number-rows-spanned="4" table:style-name="ce37">
            <text:p>Qual curso ou formação fez mais falta para a sua vid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urso profissionalizante.</text:p>
          </table:table-cell>
          <table:table-cell office:value-type="float" office:value="1" table:number-columns-spanned="1" table:number-rows-spanned="4" table:style-name="ce93">
            <text:p>1</text:p>
          </table:table-cell>
          <table:table-cell office:value-type="string" table:number-columns-spanned="1" table:number-rows-spanned="4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urso de língua estrangeir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urso de computação ou informát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ão faltou nenhum dess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Q035</text:p>
          </table:table-cell>
          <table:table-cell office:value-type="string" table:number-columns-spanned="1" table:number-rows-spanned="2" table:style-name="ce37">
            <text:p>Você frequentou o curso de Educação de Jovens e Adultos - EJ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 (passe para a pergunta 38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31">
            <text:p>Q036</text:p>
          </table:table-cell>
          <table:table-cell office:value-type="string" table:number-columns-spanned="1" table:number-rows-spanned="8" table:style-name="ce37">
            <text:p>Como você realiza ou realizou o curso de EJ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urso presencial em escola pública.</text:p>
          </table:table-cell>
          <table:table-cell office:value-type="float" office:value="1" table:number-columns-spanned="1" table:number-rows-spanned="8" table:style-name="ce93">
            <text:p>1</text:p>
          </table:table-cell>
          <table:table-cell office:value-type="string" table:number-columns-spanned="1" table:number-rows-spanned="8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urso presencial em escola partic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urso presencial na empresa em que trabalhav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urso em tele-sa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Curso promovido por instituição religiosa ou filantrópica.</text:p>
          </table:table-cell>
          <table:covered-table-cell/>
          <table:covered-table-cell/>
          <table:table-cell table:number-columns-repeated="16378"/>
        </table:table-row>
        <table:table-row table:style-name="ro20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Curso a distância (via rádio, televisão, internet, correio, com apostil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Curso na Unidade prisional/ Socioeducativ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frequento/ frequent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32">
            <text:p>Q037</text:p>
          </table:table-cell>
          <table:table-cell office:value-type="string" table:number-columns-spanned="1" table:number-rows-spanned="3" table:style-name="ce133">
            <text:p>Em que período você cursou a EJ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iurno.</text:p>
          </table:table-cell>
          <table:table-cell office:value-type="float" office:value="1" table:number-columns-spanned="1" table:number-rows-spanned="3" table:style-name="ce93">
            <text:p>1</text:p>
          </table:table-cell>
          <table:table-cell office:value-type="string" table:number-columns-spanned="1" table:number-rows-spanned="3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otur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Não cur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Q038</text:p>
          </table:table-cell>
          <table:table-cell office:value-type="string" table:number-columns-spanned="1" table:number-rows-spanned="2" table:style-name="ce37">
            <text:p>Você, hoje, tem acesso a livros em biblioteca ou sala de leitura em sua Uni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.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A</text:p>
          </table:table-cell>
          <table:table-cell office:value-type="string" table:number-columns-spanned="1" table:number-rows-spanned="2" table:style-name="ce37">
            <text:p>Você já sofreu algum tipo de discriminação? Discriminação econômica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B</text:p>
          </table:table-cell>
          <table:table-cell office:value-type="string" table:number-columns-spanned="1" table:number-rows-spanned="2" table:style-name="ce37">
            <text:p>Você já sofreu algum tipo de discriminação? Discriminação étnica, racial ou de cor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C</text:p>
          </table:table-cell>
          <table:table-cell office:value-type="string" table:number-columns-spanned="1" table:number-rows-spanned="2" table:style-name="ce37">
            <text:p>Você já sofreu algum tipo de discriminação? Discriminação de gênero (por ser mulher ou por ser homem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D</text:p>
          </table:table-cell>
          <table:table-cell office:value-type="string" table:number-columns-spanned="1" table:number-rows-spanned="2" table:style-name="ce37">
            <text:p>Você já sofreu algum tipo de discriminação? Por ser ou ter sido identificado como homossexual / gay, lésbica, bissexual, travesti ou transexu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E</text:p>
          </table:table-cell>
          <table:table-cell office:value-type="string" table:number-columns-spanned="1" table:number-rows-spanned="2" table:style-name="ce37">
            <text:p>Você já sofreu algum tipo de discriminação? Por causa de sua religiã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F</text:p>
          </table:table-cell>
          <table:table-cell office:value-type="string" table:number-columns-spanned="1" table:number-rows-spanned="2" table:style-name="ce37">
            <text:p>Você já sofreu algum tipo de discriminação? Por não ter religiã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G</text:p>
          </table:table-cell>
          <table:table-cell office:value-type="string" table:number-columns-spanned="1" table:number-rows-spanned="2" table:style-name="ce37">
            <text:p>Você já sofreu algum tipo de discriminação? Por causa do local de seu nascimento (em outra cidade, no interior, em outra região, em outro país, etc.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H</text:p>
          </table:table-cell>
          <table:table-cell office:value-type="string" table:number-columns-spanned="1" table:number-rows-spanned="2" table:style-name="ce37">
            <text:p>Você já sofreu algum tipo de discriminação? Por causa da sua idade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I</text:p>
          </table:table-cell>
          <table:table-cell office:value-type="string" table:number-columns-spanned="1" table:number-rows-spanned="2" table:style-name="ce37">
            <text:p>Você já sofreu algum tipo de discriminação? Por ser pessoa com deficiência física ou intelectu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J</text:p>
          </table:table-cell>
          <table:table-cell office:value-type="string" table:number-columns-spanned="1" table:number-rows-spanned="2" table:style-name="ce37">
            <text:p>Você já sofreu algum tipo de discriminação? Por causa de sua aparência física (gordo/a, magro/a, alto/a, baixo/a etc.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K</text:p>
          </table:table-cell>
          <table:table-cell office:value-type="string" table:number-columns-spanned="1" table:number-rows-spanned="2" table:style-name="ce37">
            <text:p>Você já sofreu algum tipo de discriminação? Por causa do lugar de sua moradia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6">
            <text:p>Q039L</text:p>
          </table:table-cell>
          <table:table-cell office:value-type="string" table:number-columns-spanned="1" table:number-rows-spanned="2" table:style-name="ce37">
            <text:p>Você já sofreu algum tipo de discriminação? Nunca sofri os tipos de discriminação acima menciona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Q040A</text:p>
          </table:table-cell>
          <table:table-cell office:value-type="string" table:number-columns-spanned="1" table:number-rows-spanned="2" table:style-name="ce37">
            <text:p>Qual(is) documento(s) abaixo você possui? Certidão de nasciment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Q040B</text:p>
          </table:table-cell>
          <table:table-cell office:value-type="string" table:number-columns-spanned="1" table:number-rows-spanned="2" table:style-name="ce37">
            <text:p>Qual(is) documento(s) abaixo você possui? Carteira de Identidade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Q040C</text:p>
          </table:table-cell>
          <table:table-cell office:value-type="string" table:number-columns-spanned="1" table:number-rows-spanned="2" table:style-name="ce37">
            <text:p>Qual(is) documento(s) abaixo você possui? CPF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Q040D</text:p>
          </table:table-cell>
          <table:table-cell office:value-type="string" table:number-columns-spanned="1" table:number-rows-spanned="2" table:style-name="ce37">
            <text:p>Qual(is) documento(s) abaixo você possui? Carteira de Trabalh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Q040E</text:p>
          </table:table-cell>
          <table:table-cell office:value-type="string" table:number-columns-spanned="1" table:number-rows-spanned="2" table:style-name="ce37">
            <text:p>Qual(is) documento(s) abaixo você possui? Carteira de Motorista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Q040F</text:p>
          </table:table-cell>
          <table:table-cell office:value-type="string" table:number-columns-spanned="1" table:number-rows-spanned="2" table:style-name="ce37">
            <text:p>Qual(is) documento(s) abaixo você possui? Titulo de Eleitor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Q040G</text:p>
          </table:table-cell>
          <table:table-cell office:value-type="string" table:number-columns-spanned="1" table:number-rows-spanned="2" table:style-name="ce37">
            <text:p>Qual(is) documento(s) abaixo você possui? Não tenho nenhum dos documentos acima menciona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93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number-rows-repeated="1048233" table:style-name="ro1">
          <table:table-cell table:number-columns-repeated="16384"/>
        </table:table-row>
      </table:table>
      <table:table table:name="ITENS_PROVA" table:style-name="ta1">
        <table:table-column table:style-name="co11" table:default-cell-style-name="ce29"/>
        <table:table-column table:style-name="co12" table:default-cell-style-name="ce23"/>
        <table:table-column table:style-name="co9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9"/>
        <table:table-column table:style-name="co5" table:number-columns-repeated="16378" table:default-cell-style-name="ce23"/>
        <table:table-row table:style-name="ro1">
          <table:table-cell office:value-type="string" table:number-columns-spanned="6" table:number-rows-spanned="1" table:style-name="ce102">
            <text:p>ITENS PROVA ENCCEJA 2020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1">
            <text:p>NOME DA VARIÁVEL</text:p>
          </table:table-cell>
          <table:table-cell office:value-type="string" table:number-columns-spanned="1" table:number-rows-spanned="2" table:style-name="ce61">
            <text:p>Descrição</text:p>
          </table:table-cell>
          <table:table-cell office:value-type="string" table:number-columns-spanned="2" table:number-rows-spanned="1" table:style-name="ce62">
            <text:p>Variáveis Categóricas</text:p>
          </table:table-cell>
          <table:covered-table-cell/>
          <table:table-cell office:value-type="string" table:number-columns-spanned="1" table:number-rows-spanned="2" table:style-name="ce62">
            <text:p>Tamanho<text:s/></text:p>
          </table:table-cell>
          <table:table-cell office:value-type="string" table:number-columns-spanned="1" table:number-rows-spanned="2" table:style-name="ce62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0">
            <text:p>CO_POSICAO</text:p>
          </table:table-cell>
          <table:table-cell office:value-type="string" table:style-name="ce24">
            <text:p>Posição do Item na Prova</text:p>
          </table:table-cell>
          <table:table-cell table:number-columns-repeated="2" table:style-name="ce30"/>
          <table:table-cell office:value-type="float" office:value="3" table:style-name="ce31">
            <text:p>3</text:p>
          </table:table-cell>
          <table:table-cell office:value-type="string" table:style-name="ce31">
            <text:p>Numérica</text:p>
          </table:table-cell>
          <table:table-cell table:number-columns-repeated="16378" table:style-name="ce25"/>
        </table:table-row>
        <table:table-row table:style-name="ro1">
          <table:table-cell office:value-type="string" table:number-columns-spanned="1" table:number-rows-spanned="8" table:style-name="ce136">
            <text:p>SG_AREA</text:p>
          </table:table-cell>
          <table:table-cell office:value-type="string" table:number-columns-spanned="1" table:number-rows-spanned="8" table:style-name="ce136">
            <text:p>Área de Conhecimento do Item</text:p>
          </table:table-cell>
          <table:table-cell office:value-type="string" table:style-name="ce31">
            <text:p>CI</text:p>
          </table:table-cell>
          <table:table-cell office:value-type="string" table:style-name="ce30">
            <text:p>Ciências Naturais</text:p>
          </table:table-cell>
          <table:table-cell office:value-type="float" office:value="2" table:number-columns-spanned="1" table:number-rows-spanned="8" table:style-name="ce104">
            <text:p>2</text:p>
          </table:table-cell>
          <table:table-cell office:value-type="string" table:number-columns-spanned="1" table:number-rows-spanned="8" table:style-name="ce104">
            <text:p>Alfanumérica</text:p>
          </table:table-cell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MA</text:p>
          </table:table-cell>
          <table:table-cell office:value-type="string" table:style-name="ce30">
            <text:p>Matemática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LP</text:p>
          </table:table-cell>
          <table:table-cell office:value-type="string" table:style-name="ce30">
            <text:p>Língua Portuguesa, Língua Estrangeira Moderna, Artes, Educação Física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HG</text:p>
          </table:table-cell>
          <table:table-cell office:value-type="string" table:style-name="ce30">
            <text:p>História e Geografia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CH</text:p>
          </table:table-cell>
          <table:table-cell office:value-type="string" table:style-name="ce30">
            <text:p>Ciências Humanas e suas Tecnologias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CN</text:p>
          </table:table-cell>
          <table:table-cell office:value-type="string" table:style-name="ce30">
            <text:p>Ciências da Natureza e suas Tecnologias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LC</text:p>
          </table:table-cell>
          <table:table-cell office:value-type="string" table:style-name="ce30">
            <text:p>Linguagens e Códigos e suas Tecnologias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MT</text:p>
          </table:table-cell>
          <table:table-cell office:value-type="string" table:style-name="ce30">
            <text:p>Matemática e suas Tecnologias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table-cell office:value-type="string" table:style-name="ce10">
            <text:p>CO_ITEM</text:p>
          </table:table-cell>
          <table:table-cell office:value-type="string" table:style-name="ce24">
            <text:p>Código do Item</text:p>
          </table:table-cell>
          <table:table-cell table:number-columns-repeated="2" table:style-name="ce30"/>
          <table:table-cell office:value-type="float" office:value="5" table:style-name="ce31">
            <text:p>5</text:p>
          </table:table-cell>
          <table:table-cell office:value-type="string" table:style-name="ce31">
            <text:p>Numérica</text:p>
          </table:table-cell>
          <table:table-cell table:number-columns-repeated="16378" table:style-name="ce25"/>
        </table:table-row>
        <table:table-row table:style-name="ro1">
          <table:table-cell office:value-type="string" table:style-name="ce10">
            <text:p>TX_GABARITO</text:p>
          </table:table-cell>
          <table:table-cell office:value-type="string" table:style-name="ce24">
            <text:p>Gabarito do Item¹</text:p>
          </table:table-cell>
          <table:table-cell table:number-columns-repeated="2" table:style-name="ce30"/>
          <table:table-cell office:value-type="float" office:value="1" table:style-name="ce31">
            <text:p>1</text:p>
          </table:table-cell>
          <table:table-cell office:value-type="string" table:style-name="ce31">
            <text:p>Alfanumérica</text:p>
          </table:table-cell>
          <table:table-cell table:number-columns-repeated="16378" table:style-name="ce25"/>
        </table:table-row>
        <table:table-row table:style-name="ro1">
          <table:table-cell office:value-type="string" table:style-name="ce10">
            <text:p>CO_HABILIDADE</text:p>
          </table:table-cell>
          <table:table-cell office:value-type="string" table:style-name="ce24">
            <text:p>Habilidade do Item</text:p>
          </table:table-cell>
          <table:table-cell table:number-columns-repeated="2" table:style-name="ce30"/>
          <table:table-cell office:value-type="float" office:value="3" table:style-name="ce31">
            <text:p>3</text:p>
          </table:table-cell>
          <table:table-cell office:value-type="string" table:style-name="ce31">
            <text:p>Alfanumérica</text:p>
          </table:table-cell>
          <table:table-cell table:number-columns-repeated="16378" table:style-name="ce25"/>
        </table:table-row>
        <table:table-row table:style-name="ro1">
          <table:table-cell office:value-type="string" table:style-name="ce10">
            <text:p>CO_PROVA</text:p>
          </table:table-cell>
          <table:table-cell office:value-type="string" table:style-name="ce24">
            <text:p>Identificador da Prova</text:p>
          </table:table-cell>
          <table:table-cell table:number-columns-repeated="2" table:style-name="ce30"/>
          <table:table-cell office:value-type="float" office:value="3" table:style-name="ce31">
            <text:p>3</text:p>
          </table:table-cell>
          <table:table-cell office:value-type="string" table:style-name="ce31">
            <text:p>Numérica</text:p>
          </table:table-cell>
          <table:table-cell table:number-columns-repeated="16378" table:style-name="ce25"/>
        </table:table-row>
        <table:table-row table:style-name="ro1">
          <table:table-cell office:value-type="string" table:number-columns-spanned="1" table:number-rows-spanned="2" table:style-name="ce119">
            <text:p>IN_ITEM_ABAN</text:p>
          </table:table-cell>
          <table:table-cell office:value-type="string" table:number-columns-spanned="1" table:number-rows-spanned="2" table:style-name="ce114">
            <text:p>Indicador de item abandonado</text:p>
          </table:table-cell>
          <table:table-cell office:value-type="float" office:value="0" table:style-name="ce34">
            <text:p>0</text:p>
          </table:table-cell>
          <table:table-cell office:value-type="string" table:style-name="ce12">
            <text:p>Não</text:p>
          </table:table-cell>
          <table:table-cell office:value-type="float" office:value="1" table:number-columns-spanned="1" table:number-rows-spanned="2" table:style-name="ce121">
            <text:p>1</text:p>
          </table:table-cell>
          <table:table-cell office:value-type="string" table:number-columns-spanned="1" table:number-rows-spanned="2" table:style-name="ce122">
            <text:p>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float" office:value="1" table:style-name="ce34">
            <text:p>1</text:p>
          </table:table-cell>
          <table:table-cell office:value-type="string" table:style-name="ce12">
            <text:p>Sim</text:p>
          </table:table-cell>
          <table:covered-table-cell/>
          <table:covered-table-cell/>
          <table:table-cell table:number-columns-repeated="16378" table:style-name="ce1"/>
        </table:table-row>
        <table:table-row table:style-name="ro22">
          <table:table-cell office:value-type="string" table:style-name="ce120">
            <text:p>TX_MOTIVO_ABAN</text:p>
          </table:table-cell>
          <table:table-cell office:value-type="string" table:style-name="ce115">
            <text:p>Motivo para o abandono do item ("NA" para não se aplica)</text:p>
          </table:table-cell>
          <table:table-cell table:number-columns-repeated="2" table:style-name="ce116"/>
          <table:table-cell office:value-type="float" office:value="40" table:style-name="ce123">
            <text:p>40</text:p>
          </table:table-cell>
          <table:table-cell office:value-type="string" table:style-name="ce123">
            <text:p>Alfanumérica</text:p>
          </table:table-cell>
          <table:table-cell table:number-columns-repeated="16378" table:style-name="ce1"/>
        </table:table-row>
        <table:table-row table:style-name="ro23">
          <table:table-cell office:value-type="string" table:style-name="ce120">
            <text:p>NU_PARAM_A</text:p>
          </table:table-cell>
          <table:table-cell office:value-type="string" table:style-name="ce117">
            <text:p>Parâmetro de discriminação: é o poder de discriminação do item para diferenciar os participantes que dominam dos participantes que não dominam a habilidade avaliada.</text:p>
          </table:table-cell>
          <table:table-cell table:number-columns-repeated="2" table:style-name="ce118"/>
          <table:table-cell office:value-type="float" office:value="9" table:style-name="ce124">
            <text:p>9</text:p>
          </table:table-cell>
          <table:table-cell office:value-type="string" table:style-name="ce124">
            <text:p>Numérica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20">
            <text:p>NU_PARAM_B</text:p>
          </table:table-cell>
          <table:table-cell office:value-type="string" table:style-name="ce117">
            <text:p>Parâmetro de dificuldade: associado à dificuldade do item, sendo que quanto maior seu valor, mais difícil é o item.</text:p>
          </table:table-cell>
          <table:table-cell table:number-columns-repeated="2" table:style-name="ce118"/>
          <table:table-cell office:value-type="float" office:value="9" table:style-name="ce124">
            <text:p>9</text:p>
          </table:table-cell>
          <table:table-cell office:value-type="string" table:style-name="ce124">
            <text:p>Numérica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20">
            <text:p>NU_PARAM_C</text:p>
          </table:table-cell>
          <table:table-cell office:value-type="string" table:style-name="ce117">
            <text:p>Parâmetro de acerto ao acaso: é a probabilidade de acerto ao item quando o participante não domina a habilidade exigida.</text:p>
          </table:table-cell>
          <table:table-cell table:number-columns-repeated="2" table:style-name="ce118"/>
          <table:table-cell office:value-type="float" office:value="9" table:style-name="ce124">
            <text:p>9</text:p>
          </table:table-cell>
          <table:table-cell office:value-type="string" table:style-name="ce124">
            <text:p>Numérica</text:p>
          </table:table-cell>
          <table:table-cell table:number-columns-repeated="16378" table:style-name="ce1"/>
        </table:table-row>
        <table:table-row table:style-name="ro24">
          <table:table-cell office:value-type="string" table:style-name="ce10">
            <text:p>TX_COR</text:p>
          </table:table-cell>
          <table:table-cell office:value-type="string" table:style-name="ce24">
            <text:p>Cor da Prova</text:p>
          </table:table-cell>
          <table:table-cell table:number-columns-repeated="2" table:style-name="ce30"/>
          <table:table-cell office:value-type="float" office:value="7" table:style-name="ce31">
            <text:p>7</text:p>
          </table:table-cell>
          <table:table-cell office:value-type="string" table:style-name="ce31">
            <text:p>Alfanumérica</text:p>
          </table:table-cell>
          <table:table-cell table:number-columns-repeated="16378" table:style-name="ce25"/>
        </table:table-row>
        <table:table-row table:style-name="ro25">
          <table:table-cell office:value-type="string" table:number-columns-spanned="1" table:number-rows-spanned="2" table:style-name="ce103">
            <text:p>TP_LINGUA</text:p>
          </table:table-cell>
          <table:table-cell office:value-type="string" table:number-columns-spanned="1" table:number-rows-spanned="2" table:style-name="ce136">
            <text:p>Língua Estrangeira</text:p>
          </table:table-cell>
          <table:table-cell office:value-type="float" office:value="0" table:style-name="ce33">
            <text:p>0</text:p>
          </table:table-cell>
          <table:table-cell office:value-type="string" table:style-name="ce32">
            <text:p>Inglês</text:p>
          </table:table-cell>
          <table:table-cell office:value-type="float" office:value="1" table:number-columns-spanned="1" table:number-rows-spanned="2" table:style-name="ce137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25">
          <table:covered-table-cell/>
          <table:covered-table-cell/>
          <table:table-cell office:value-type="float" office:value="1" table:style-name="ce33">
            <text:p>1</text:p>
          </table:table-cell>
          <table:table-cell office:value-type="string" table:style-name="ce32">
            <text:p>Espanho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TP_CERTIFICACAO</text:p>
          </table:table-cell>
          <table:table-cell office:value-type="string" table:number-columns-spanned="1" table:number-rows-spanned="2" table:style-name="ce103">
            <text:p>Tipo de Certificação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Ensino Fundamental</text:p>
          </table:table-cell>
          <table:table-cell office:value-type="float" office:value="1" table:number-columns-spanned="1" table:number-rows-spanned="2" table:style-name="ce104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7">
            <text:p>Ensino Médii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IN_ITEM_ADAPTADO</text:p>
          </table:table-cell>
          <table:table-cell office:value-type="string" table:number-columns-spanned="1" table:number-rows-spanned="2" table:style-name="ce103">
            <text:p>Item pertencente à prova adaptad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Não</text:p>
          </table:table-cell>
          <table:table-cell office:value-type="float" office:value="1" table:number-columns-spanned="1" table:number-rows-spanned="2" table:style-name="ce104">
            <text:p>1</text:p>
          </table:table-cell>
          <table:table-cell office:value-type="string" table:number-columns-spanned="1" table:number-rows-spanned="2" table:style-name="ce10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7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6">
            <text:p>1 - Quando TX_GABARITO for igual a "X", significa que o item foi anulado.</text:p>
          </table:table-cell>
          <table:table-cell table:number-columns-repeated="4" table:style-name="ce25"/>
          <table:table-cell table:style-name="ce27"/>
          <table:table-cell table:number-columns-repeated="16378"/>
        </table:table-row>
        <table:table-row table:style-name="ro1">
          <table:table-cell table:style-name="ce28"/>
          <table:table-cell table:number-columns-repeated="4" table:style-name="ce23"/>
          <table:table-cell table:style-name="ce29"/>
          <table:table-cell table:number-columns-repeated="16378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_237_tulo_32_5" style:display-name="Título 5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Giordano Alan Barbosa Sereno</meta:initial-creator>
    <dc:creator>Giordano Alan Barbosa Sereno</dc:creator>
    <meta:creation-date>2018-10-18T13:19:06Z</meta:creation-date>
    <dc:date>2022-09-26T17:25:16Z</dc:date>
  </office:meta>
</office:document-meta>
</file>